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float" office:value="1722">
            <text:p>1722</text:p>
          </table:table-cell>
          <table:table-cell office:value-type="float" office:value="891.75">
            <text:p>891.75</text:p>
          </table:table-cell>
          <table:table-cell table:formula="of:=[.B1]-[.$B$1]" office:value-type="float" office:value="0">
            <text:p>0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27.69">
            <text:p>27.69</text:p>
          </table:table-cell>
          <table:table-cell>
            <draw:frame table:end-cell-address="Tabelle1.Q30" table:end-x="0.715cm" table:end-y="0.292cm" draw:z-index="0" draw:name="Chart 1" draw:style-name="gr1" draw:text-style-name="P1" svg:width="20.936cm" svg:height="13.282cm" svg:x="0.102cm" svg:y="0.107cm">
              <draw:object draw:notify-on-update-of-ranges="Tabelle1.G1:Tabelle1.G1 Tabelle1.G2:Tabelle1.G24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23">
            <text:p>1723</text:p>
          </table:table-cell>
          <table:table-cell office:value-type="float" office:value="892.27">
            <text:p>892.27</text:p>
          </table:table-cell>
          <table:table-cell table:formula="of:=[.B2]-[.$B$1]" office:value-type="float" office:value="0.519999999999982">
            <text:p>0.52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27.69">
            <text:p>27.69</text:p>
          </table:table-cell>
          <table:table-cell/>
        </table:table-row>
        <table:table-row table:style-name="ro1">
          <table:table-cell office:value-type="float" office:value="1724">
            <text:p>1724</text:p>
          </table:table-cell>
          <table:table-cell office:value-type="float" office:value="892.79">
            <text:p>892.79</text:p>
          </table:table-cell>
          <table:table-cell table:formula="of:=[.B3]-[.$B$1]" office:value-type="float" office:value="1.03999999999996">
            <text:p>1.04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27.62">
            <text:p>27.62</text:p>
          </table:table-cell>
          <table:table-cell/>
        </table:table-row>
        <table:table-row table:style-name="ro1">
          <table:table-cell office:value-type="float" office:value="1725">
            <text:p>1725</text:p>
          </table:table-cell>
          <table:table-cell office:value-type="float" office:value="893.3">
            <text:p>893.3</text:p>
          </table:table-cell>
          <table:table-cell table:formula="of:=[.B4]-[.$B$1]" office:value-type="float" office:value="1.54999999999995">
            <text:p>1.55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27.56">
            <text:p>27.56</text:p>
          </table:table-cell>
          <table:table-cell/>
        </table:table-row>
        <table:table-row table:style-name="ro1">
          <table:table-cell office:value-type="float" office:value="1726">
            <text:p>1726</text:p>
          </table:table-cell>
          <table:table-cell office:value-type="float" office:value="893.82">
            <text:p>893.82</text:p>
          </table:table-cell>
          <table:table-cell table:formula="of:=[.B5]-[.$B$1]" office:value-type="float" office:value="2.07000000000005">
            <text:p>2.07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27.56">
            <text:p>27.56</text:p>
          </table:table-cell>
          <table:table-cell/>
        </table:table-row>
        <table:table-row table:style-name="ro1">
          <table:table-cell office:value-type="float" office:value="1727">
            <text:p>1727</text:p>
          </table:table-cell>
          <table:table-cell office:value-type="float" office:value="894.34">
            <text:p>894.34</text:p>
          </table:table-cell>
          <table:table-cell table:formula="of:=[.B6]-[.$B$1]" office:value-type="float" office:value="2.59000000000003">
            <text:p>2.59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27.5">
            <text:p>27.5</text:p>
          </table:table-cell>
          <table:table-cell/>
        </table:table-row>
        <table:table-row table:style-name="ro1">
          <table:table-cell office:value-type="float" office:value="1728">
            <text:p>1728</text:p>
          </table:table-cell>
          <table:table-cell office:value-type="float" office:value="894.86">
            <text:p>894.86</text:p>
          </table:table-cell>
          <table:table-cell table:formula="of:=[.B7]-[.$B$1]" office:value-type="float" office:value="3.11000000000001">
            <text:p>3.11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27.56">
            <text:p>27.56</text:p>
          </table:table-cell>
          <table:table-cell/>
        </table:table-row>
        <table:table-row table:style-name="ro1">
          <table:table-cell office:value-type="float" office:value="1729">
            <text:p>1729</text:p>
          </table:table-cell>
          <table:table-cell office:value-type="float" office:value="895.38">
            <text:p>895.38</text:p>
          </table:table-cell>
          <table:table-cell table:formula="of:=[.B8]-[.$B$1]" office:value-type="float" office:value="3.63">
            <text:p>3.63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27.56">
            <text:p>27.56</text:p>
          </table:table-cell>
          <table:table-cell/>
        </table:table-row>
        <table:table-row table:style-name="ro1">
          <table:table-cell office:value-type="float" office:value="1730">
            <text:p>1730</text:p>
          </table:table-cell>
          <table:table-cell office:value-type="float" office:value="895.89">
            <text:p>895.89</text:p>
          </table:table-cell>
          <table:table-cell table:formula="of:=[.B9]-[.$B$1]" office:value-type="float" office:value="4.13999999999999">
            <text:p>4.14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27.62">
            <text:p>27.62</text:p>
          </table:table-cell>
          <table:table-cell/>
        </table:table-row>
        <table:table-row table:style-name="ro1">
          <table:table-cell office:value-type="float" office:value="1731">
            <text:p>1731</text:p>
          </table:table-cell>
          <table:table-cell office:value-type="float" office:value="896.41">
            <text:p>896.41</text:p>
          </table:table-cell>
          <table:table-cell table:formula="of:=[.B10]-[.$B$1]" office:value-type="float" office:value="4.65999999999997">
            <text:p>4.66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27.69">
            <text:p>27.69</text:p>
          </table:table-cell>
          <table:table-cell/>
        </table:table-row>
        <table:table-row table:style-name="ro1">
          <table:table-cell office:value-type="float" office:value="1732">
            <text:p>1732</text:p>
          </table:table-cell>
          <table:table-cell office:value-type="float" office:value="896.93">
            <text:p>896.93</text:p>
          </table:table-cell>
          <table:table-cell table:formula="of:=[.B11]-[.$B$1]" office:value-type="float" office:value="5.17999999999995">
            <text:p>5.18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27.87">
            <text:p>27.87</text:p>
          </table:table-cell>
          <table:table-cell/>
        </table:table-row>
        <table:table-row table:style-name="ro1">
          <table:table-cell office:value-type="float" office:value="1733">
            <text:p>1733</text:p>
          </table:table-cell>
          <table:table-cell office:value-type="float" office:value="897.45">
            <text:p>897.45</text:p>
          </table:table-cell>
          <table:table-cell table:formula="of:=[.B12]-[.$B$1]" office:value-type="float" office:value="5.70000000000005">
            <text:p>5.7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28.12">
            <text:p>28.12</text:p>
          </table:table-cell>
          <table:table-cell/>
        </table:table-row>
        <table:table-row table:style-name="ro1">
          <table:table-cell office:value-type="float" office:value="1734">
            <text:p>1734</text:p>
          </table:table-cell>
          <table:table-cell office:value-type="float" office:value="897.97">
            <text:p>897.97</text:p>
          </table:table-cell>
          <table:table-cell table:formula="of:=[.B13]-[.$B$1]" office:value-type="float" office:value="6.22000000000003">
            <text:p>6.22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28.37">
            <text:p>28.37</text:p>
          </table:table-cell>
          <table:table-cell/>
        </table:table-row>
        <table:table-row table:style-name="ro1">
          <table:table-cell office:value-type="float" office:value="1735">
            <text:p>1735</text:p>
          </table:table-cell>
          <table:table-cell office:value-type="float" office:value="898.48">
            <text:p>898.48</text:p>
          </table:table-cell>
          <table:table-cell table:formula="of:=[.B14]-[.$B$1]" office:value-type="float" office:value="6.73000000000002">
            <text:p>6.73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28.62">
            <text:p>28.62</text:p>
          </table:table-cell>
          <table:table-cell/>
        </table:table-row>
        <table:table-row table:style-name="ro1">
          <table:table-cell office:value-type="float" office:value="1736">
            <text:p>1736</text:p>
          </table:table-cell>
          <table:table-cell office:value-type="float" office:value="899">
            <text:p>899</text:p>
          </table:table-cell>
          <table:table-cell table:formula="of:=[.B15]-[.$B$1]" office:value-type="float" office:value="7.25">
            <text:p>7.25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28.94">
            <text:p>28.94</text:p>
          </table:table-cell>
          <table:table-cell/>
        </table:table-row>
        <table:table-row table:style-name="ro1">
          <table:table-cell office:value-type="float" office:value="1737">
            <text:p>1737</text:p>
          </table:table-cell>
          <table:table-cell office:value-type="float" office:value="899.52">
            <text:p>899.52</text:p>
          </table:table-cell>
          <table:table-cell table:formula="of:=[.B16]-[.$B$1]" office:value-type="float" office:value="7.76999999999998">
            <text:p>7.77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29.31">
            <text:p>29.31</text:p>
          </table:table-cell>
          <table:table-cell/>
        </table:table-row>
        <table:table-row table:style-name="ro1">
          <table:table-cell office:value-type="float" office:value="1738">
            <text:p>1738</text:p>
          </table:table-cell>
          <table:table-cell office:value-type="float" office:value="900.03">
            <text:p>900.03</text:p>
          </table:table-cell>
          <table:table-cell table:formula="of:=[.B17]-[.$B$1]" office:value-type="float" office:value="8.27999999999997">
            <text:p>8.28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29.69">
            <text:p>29.69</text:p>
          </table:table-cell>
          <table:table-cell/>
        </table:table-row>
        <table:table-row table:style-name="ro1">
          <table:table-cell office:value-type="float" office:value="1739">
            <text:p>1739</text:p>
          </table:table-cell>
          <table:table-cell office:value-type="float" office:value="900.55">
            <text:p>900.55</text:p>
          </table:table-cell>
          <table:table-cell table:formula="of:=[.B18]-[.$B$1]" office:value-type="float" office:value="8.79999999999995">
            <text:p>8.8</text:p>
          </table:table-cell>
          <table:table-cell office:value-type="string">
            <text:p>3C01A816F0DA</text:p>
          </table:table-cell>
          <table:table-cell office:value-type="float" office:value="23.44">
            <text:p>23.44</text:p>
          </table:table-cell>
          <table:table-cell office:value-type="string">
            <text:p>3C01A8160617</text:p>
          </table:table-cell>
          <table:table-cell office:value-type="float" office:value="30.12">
            <text:p>30.12</text:p>
          </table:table-cell>
          <table:table-cell/>
        </table:table-row>
        <table:table-row table:style-name="ro1">
          <table:table-cell office:value-type="float" office:value="1740">
            <text:p>1740</text:p>
          </table:table-cell>
          <table:table-cell office:value-type="float" office:value="901.07">
            <text:p>901.07</text:p>
          </table:table-cell>
          <table:table-cell table:formula="of:=[.B19]-[.$B$1]" office:value-type="float" office:value="9.32000000000005">
            <text:p>9.32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30.62">
            <text:p>30.62</text:p>
          </table:table-cell>
          <table:table-cell/>
        </table:table-row>
        <table:table-row table:style-name="ro1">
          <table:table-cell office:value-type="float" office:value="1741">
            <text:p>1741</text:p>
          </table:table-cell>
          <table:table-cell office:value-type="float" office:value="901.59">
            <text:p>901.59</text:p>
          </table:table-cell>
          <table:table-cell table:formula="of:=[.B20]-[.$B$1]" office:value-type="float" office:value="9.84000000000003">
            <text:p>9.84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31.19">
            <text:p>31.19</text:p>
          </table:table-cell>
          <table:table-cell/>
        </table:table-row>
        <table:table-row table:style-name="ro1">
          <table:table-cell office:value-type="float" office:value="1742">
            <text:p>1742</text:p>
          </table:table-cell>
          <table:table-cell office:value-type="float" office:value="902.11">
            <text:p>902.11</text:p>
          </table:table-cell>
          <table:table-cell table:formula="of:=[.B21]-[.$B$1]" office:value-type="float" office:value="10.36">
            <text:p>10.36</text:p>
          </table:table-cell>
          <table:table-cell office:value-type="string">
            <text:p>3C01A816F0DA</text:p>
          </table:table-cell>
          <table:table-cell office:value-type="float" office:value="23.44">
            <text:p>23.44</text:p>
          </table:table-cell>
          <table:table-cell office:value-type="string">
            <text:p>3C01A8160617</text:p>
          </table:table-cell>
          <table:table-cell office:value-type="float" office:value="31.75">
            <text:p>31.75</text:p>
          </table:table-cell>
          <table:table-cell/>
        </table:table-row>
        <table:table-row table:style-name="ro1">
          <table:table-cell office:value-type="float" office:value="1743">
            <text:p>1743</text:p>
          </table:table-cell>
          <table:table-cell office:value-type="float" office:value="902.62">
            <text:p>902.62</text:p>
          </table:table-cell>
          <table:table-cell table:formula="of:=[.B22]-[.$B$1]" office:value-type="float" office:value="10.87">
            <text:p>10.87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32.38">
            <text:p>32.38</text:p>
          </table:table-cell>
          <table:table-cell/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903.14">
            <text:p>903.14</text:p>
          </table:table-cell>
          <table:table-cell table:formula="of:=[.B23]-[.$B$1]" office:value-type="float" office:value="11.39">
            <text:p>11.39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33.06">
            <text:p>33.06</text:p>
          </table:table-cell>
          <table:table-cell/>
        </table:table-row>
        <table:table-row table:style-name="ro1">
          <table:table-cell office:value-type="float" office:value="1745">
            <text:p>1745</text:p>
          </table:table-cell>
          <table:table-cell office:value-type="float" office:value="903.66">
            <text:p>903.66</text:p>
          </table:table-cell>
          <table:table-cell table:formula="of:=[.B24]-[.$B$1]" office:value-type="float" office:value="11.91">
            <text:p>11.91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33.81">
            <text:p>33.81</text:p>
          </table:table-cell>
          <table:table-cell/>
        </table:table-row>
        <table:table-row table:style-name="ro1">
          <table:table-cell office:value-type="float" office:value="1746">
            <text:p>1746</text:p>
          </table:table-cell>
          <table:table-cell office:value-type="float" office:value="904.18">
            <text:p>904.18</text:p>
          </table:table-cell>
          <table:table-cell table:formula="of:=[.B25]-[.$B$1]" office:value-type="float" office:value="12.43">
            <text:p>12.43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34.63">
            <text:p>34.63</text:p>
          </table:table-cell>
          <table:table-cell/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904.69">
            <text:p>904.69</text:p>
          </table:table-cell>
          <table:table-cell table:formula="of:=[.B26]-[.$B$1]" office:value-type="float" office:value="12.9400000000001">
            <text:p>12.94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35.44">
            <text:p>35.44</text:p>
          </table:table-cell>
          <table:table-cell/>
        </table:table-row>
        <table:table-row table:style-name="ro1">
          <table:table-cell office:value-type="float" office:value="1748">
            <text:p>1748</text:p>
          </table:table-cell>
          <table:table-cell office:value-type="float" office:value="905.21">
            <text:p>905.21</text:p>
          </table:table-cell>
          <table:table-cell table:formula="of:=[.B27]-[.$B$1]" office:value-type="float" office:value="13.46">
            <text:p>13.46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36.31">
            <text:p>36.31</text:p>
          </table:table-cell>
          <table:table-cell/>
        </table:table-row>
        <table:table-row table:style-name="ro1">
          <table:table-cell office:value-type="float" office:value="1749">
            <text:p>1749</text:p>
          </table:table-cell>
          <table:table-cell office:value-type="float" office:value="905.73">
            <text:p>905.73</text:p>
          </table:table-cell>
          <table:table-cell table:formula="of:=[.B28]-[.$B$1]" office:value-type="float" office:value="13.98">
            <text:p>13.98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37.19">
            <text:p>37.19</text:p>
          </table:table-cell>
          <table:table-cell/>
        </table:table-row>
        <table:table-row table:style-name="ro1">
          <table:table-cell office:value-type="float" office:value="1750">
            <text:p>1750</text:p>
          </table:table-cell>
          <table:table-cell office:value-type="float" office:value="906.25">
            <text:p>906.25</text:p>
          </table:table-cell>
          <table:table-cell table:formula="of:=[.B29]-[.$B$1]" office:value-type="float" office:value="14.5">
            <text:p>14.5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38.06">
            <text:p>38.06</text:p>
          </table:table-cell>
          <table:table-cell/>
        </table:table-row>
        <table:table-row table:style-name="ro1">
          <table:table-cell office:value-type="float" office:value="1751">
            <text:p>1751</text:p>
          </table:table-cell>
          <table:table-cell office:value-type="float" office:value="906.76">
            <text:p>906.76</text:p>
          </table:table-cell>
          <table:table-cell table:formula="of:=[.B30]-[.$B$1]" office:value-type="float" office:value="15.01">
            <text:p>15.01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38.94">
            <text:p>38.94</text:p>
          </table:table-cell>
          <table:table-cell/>
        </table:table-row>
        <table:table-row table:style-name="ro1">
          <table:table-cell office:value-type="float" office:value="1752">
            <text:p>1752</text:p>
          </table:table-cell>
          <table:table-cell office:value-type="float" office:value="907.28">
            <text:p>907.28</text:p>
          </table:table-cell>
          <table:table-cell table:formula="of:=[.B31]-[.$B$1]" office:value-type="float" office:value="15.53">
            <text:p>15.53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39.81">
            <text:p>39.81</text:p>
          </table:table-cell>
          <table:table-cell>
            <draw:frame table:end-cell-address="Tabelle1.Q56" table:end-x="1.396cm" table:end-y="0.054cm" draw:z-index="1" draw:style-name="gr2" draw:text-style-name="P1" svg:width="21.517cm" svg:height="10.999cm" svg:x="0.202cm" svg:y="0.346cm">
              <draw:object draw:notify-on-update-of-ranges="Tabelle1.C1:Tabelle1.C249 Tabelle1.G1:Tabelle1.G24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753">
            <text:p>1753</text:p>
          </table:table-cell>
          <table:table-cell office:value-type="float" office:value="907.8">
            <text:p>907.8</text:p>
          </table:table-cell>
          <table:table-cell table:formula="of:=[.B32]-[.$B$1]" office:value-type="float" office:value="16.05">
            <text:p>16.05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40.69">
            <text:p>40.69</text:p>
          </table:table-cell>
          <table:table-cell/>
        </table:table-row>
        <table:table-row table:style-name="ro1">
          <table:table-cell office:value-type="float" office:value="1754">
            <text:p>1754</text:p>
          </table:table-cell>
          <table:table-cell office:value-type="float" office:value="908.32">
            <text:p>908.32</text:p>
          </table:table-cell>
          <table:table-cell table:formula="of:=[.B33]-[.$B$1]" office:value-type="float" office:value="16.57">
            <text:p>16.57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41.56">
            <text:p>41.56</text:p>
          </table:table-cell>
          <table:table-cell/>
        </table:table-row>
        <table:table-row table:style-name="ro1">
          <table:table-cell office:value-type="float" office:value="1755">
            <text:p>1755</text:p>
          </table:table-cell>
          <table:table-cell office:value-type="float" office:value="908.83">
            <text:p>908.83</text:p>
          </table:table-cell>
          <table:table-cell table:formula="of:=[.B34]-[.$B$1]" office:value-type="float" office:value="17.08">
            <text:p>17.08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42.5">
            <text:p>42.5</text:p>
          </table:table-cell>
          <table:table-cell/>
        </table:table-row>
        <table:table-row table:style-name="ro1">
          <table:table-cell office:value-type="float" office:value="1756">
            <text:p>1756</text:p>
          </table:table-cell>
          <table:table-cell office:value-type="float" office:value="909.35">
            <text:p>909.35</text:p>
          </table:table-cell>
          <table:table-cell table:formula="of:=[.B35]-[.$B$1]" office:value-type="float" office:value="17.6">
            <text:p>17.6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43.38">
            <text:p>43.38</text:p>
          </table:table-cell>
          <table:table-cell/>
        </table:table-row>
        <table:table-row table:style-name="ro1">
          <table:table-cell office:value-type="float" office:value="1757">
            <text:p>1757</text:p>
          </table:table-cell>
          <table:table-cell office:value-type="float" office:value="909.87">
            <text:p>909.87</text:p>
          </table:table-cell>
          <table:table-cell table:formula="of:=[.B36]-[.$B$1]" office:value-type="float" office:value="18.12">
            <text:p>18.12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44.25">
            <text:p>44.25</text:p>
          </table:table-cell>
          <table:table-cell/>
        </table:table-row>
        <table:table-row table:style-name="ro1">
          <table:table-cell office:value-type="float" office:value="1758">
            <text:p>1758</text:p>
          </table:table-cell>
          <table:table-cell office:value-type="float" office:value="910.39">
            <text:p>910.39</text:p>
          </table:table-cell>
          <table:table-cell table:formula="of:=[.B37]-[.$B$1]" office:value-type="float" office:value="18.64">
            <text:p>18.64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45.13">
            <text:p>45.13</text:p>
          </table:table-cell>
          <table:table-cell/>
        </table:table-row>
        <table:table-row table:style-name="ro1">
          <table:table-cell office:value-type="float" office:value="1759">
            <text:p>1759</text:p>
          </table:table-cell>
          <table:table-cell office:value-type="float" office:value="910.91">
            <text:p>910.91</text:p>
          </table:table-cell>
          <table:table-cell table:formula="of:=[.B38]-[.$B$1]" office:value-type="float" office:value="19.16">
            <text:p>19.16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45.94">
            <text:p>45.94</text:p>
          </table:table-cell>
          <table:table-cell/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911.42">
            <text:p>911.42</text:p>
          </table:table-cell>
          <table:table-cell table:formula="of:=[.B39]-[.$B$1]" office:value-type="float" office:value="19.67">
            <text:p>19.67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46.75">
            <text:p>46.75</text:p>
          </table:table-cell>
          <table:table-cell/>
        </table:table-row>
        <table:table-row table:style-name="ro1">
          <table:table-cell office:value-type="float" office:value="1761">
            <text:p>1761</text:p>
          </table:table-cell>
          <table:table-cell office:value-type="float" office:value="911.94">
            <text:p>911.94</text:p>
          </table:table-cell>
          <table:table-cell table:formula="of:=[.B40]-[.$B$1]" office:value-type="float" office:value="20.1900000000001">
            <text:p>20.19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47.63">
            <text:p>47.63</text:p>
          </table:table-cell>
          <table:table-cell/>
        </table:table-row>
        <table:table-row table:style-name="ro1">
          <table:table-cell office:value-type="float" office:value="1762">
            <text:p>1762</text:p>
          </table:table-cell>
          <table:table-cell office:value-type="float" office:value="912.46">
            <text:p>912.46</text:p>
          </table:table-cell>
          <table:table-cell table:formula="of:=[.B41]-[.$B$1]" office:value-type="float" office:value="20.71">
            <text:p>20.71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48.44">
            <text:p>48.44</text:p>
          </table:table-cell>
          <table:table-cell/>
        </table:table-row>
        <table:table-row table:style-name="ro1">
          <table:table-cell office:value-type="float" office:value="1763">
            <text:p>1763</text:p>
          </table:table-cell>
          <table:table-cell office:value-type="float" office:value="912.97">
            <text:p>912.97</text:p>
          </table:table-cell>
          <table:table-cell table:formula="of:=[.B42]-[.$B$1]" office:value-type="float" office:value="21.22">
            <text:p>21.22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49.25">
            <text:p>49.25</text:p>
          </table:table-cell>
          <table:table-cell/>
        </table:table-row>
        <table:table-row table:style-name="ro1">
          <table:table-cell office:value-type="float" office:value="1764">
            <text:p>1764</text:p>
          </table:table-cell>
          <table:table-cell office:value-type="float" office:value="913.49">
            <text:p>913.49</text:p>
          </table:table-cell>
          <table:table-cell table:formula="of:=[.B43]-[.$B$1]" office:value-type="float" office:value="21.74">
            <text:p>21.74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765">
            <text:p>1765</text:p>
          </table:table-cell>
          <table:table-cell office:value-type="float" office:value="914.01">
            <text:p>914.01</text:p>
          </table:table-cell>
          <table:table-cell table:formula="of:=[.B44]-[.$B$1]" office:value-type="float" office:value="22.26">
            <text:p>22.26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50.75">
            <text:p>50.75</text:p>
          </table:table-cell>
          <table:table-cell/>
        </table:table-row>
        <table:table-row table:style-name="ro1">
          <table:table-cell office:value-type="float" office:value="1766">
            <text:p>1766</text:p>
          </table:table-cell>
          <table:table-cell office:value-type="float" office:value="914.53">
            <text:p>914.53</text:p>
          </table:table-cell>
          <table:table-cell table:formula="of:=[.B45]-[.$B$1]" office:value-type="float" office:value="22.78">
            <text:p>22.78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51.5">
            <text:p>51.5</text:p>
          </table:table-cell>
          <table:table-cell/>
        </table:table-row>
        <table:table-row table:style-name="ro1">
          <table:table-cell office:value-type="float" office:value="1767">
            <text:p>1767</text:p>
          </table:table-cell>
          <table:table-cell office:value-type="float" office:value="915.05">
            <text:p>915.05</text:p>
          </table:table-cell>
          <table:table-cell table:formula="of:=[.B46]-[.$B$1]" office:value-type="float" office:value="23.3">
            <text:p>23.3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52.25">
            <text:p>52.25</text:p>
          </table:table-cell>
          <table:table-cell/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915.56">
            <text:p>915.56</text:p>
          </table:table-cell>
          <table:table-cell table:formula="of:=[.B47]-[.$B$1]" office:value-type="float" office:value="23.8099999999999">
            <text:p>23.81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52.94">
            <text:p>52.94</text:p>
          </table:table-cell>
          <table:table-cell/>
        </table:table-row>
        <table:table-row table:style-name="ro1">
          <table:table-cell office:value-type="float" office:value="1769">
            <text:p>1769</text:p>
          </table:table-cell>
          <table:table-cell office:value-type="float" office:value="916.08">
            <text:p>916.08</text:p>
          </table:table-cell>
          <table:table-cell table:formula="of:=[.B48]-[.$B$1]" office:value-type="float" office:value="24.33">
            <text:p>24.33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53.69">
            <text:p>53.69</text:p>
          </table:table-cell>
          <table:table-cell/>
        </table:table-row>
        <table:table-row table:style-name="ro1">
          <table:table-cell office:value-type="float" office:value="1770">
            <text:p>1770</text:p>
          </table:table-cell>
          <table:table-cell office:value-type="float" office:value="916.6">
            <text:p>916.6</text:p>
          </table:table-cell>
          <table:table-cell table:formula="of:=[.B49]-[.$B$1]" office:value-type="float" office:value="24.85">
            <text:p>24.85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54.44">
            <text:p>54.44</text:p>
          </table:table-cell>
          <table:table-cell/>
        </table:table-row>
        <table:table-row table:style-name="ro1">
          <table:table-cell office:value-type="float" office:value="1771">
            <text:p>1771</text:p>
          </table:table-cell>
          <table:table-cell office:value-type="float" office:value="917.12">
            <text:p>917.12</text:p>
          </table:table-cell>
          <table:table-cell table:formula="of:=[.B50]-[.$B$1]" office:value-type="float" office:value="25.37">
            <text:p>25.37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55.06">
            <text:p>55.06</text:p>
          </table:table-cell>
          <table:table-cell/>
        </table:table-row>
        <table:table-row table:style-name="ro1">
          <table:table-cell office:value-type="float" office:value="1772">
            <text:p>1772</text:p>
          </table:table-cell>
          <table:table-cell office:value-type="float" office:value="917.64">
            <text:p>917.64</text:p>
          </table:table-cell>
          <table:table-cell table:formula="of:=[.B51]-[.$B$1]" office:value-type="float" office:value="25.89">
            <text:p>25.89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55.75">
            <text:p>55.75</text:p>
          </table:table-cell>
          <table:table-cell/>
        </table:table-row>
        <table:table-row table:style-name="ro1">
          <table:table-cell office:value-type="float" office:value="1773">
            <text:p>1773</text:p>
          </table:table-cell>
          <table:table-cell office:value-type="float" office:value="918.15">
            <text:p>918.15</text:p>
          </table:table-cell>
          <table:table-cell table:formula="of:=[.B52]-[.$B$1]" office:value-type="float" office:value="26.4">
            <text:p>26.4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56.44">
            <text:p>56.44</text:p>
          </table:table-cell>
          <table:table-cell/>
        </table:table-row>
        <table:table-row table:style-name="ro1">
          <table:table-cell office:value-type="float" office:value="1774">
            <text:p>1774</text:p>
          </table:table-cell>
          <table:table-cell office:value-type="float" office:value="918.67">
            <text:p>918.67</text:p>
          </table:table-cell>
          <table:table-cell table:formula="of:=[.B53]-[.$B$1]" office:value-type="float" office:value="26.92">
            <text:p>26.92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57.13">
            <text:p>57.13</text:p>
          </table:table-cell>
          <table:table-cell/>
        </table:table-row>
        <table:table-row table:style-name="ro1">
          <table:table-cell office:value-type="float" office:value="1775">
            <text:p>1775</text:p>
          </table:table-cell>
          <table:table-cell office:value-type="float" office:value="919.19">
            <text:p>919.19</text:p>
          </table:table-cell>
          <table:table-cell table:formula="of:=[.B54]-[.$B$1]" office:value-type="float" office:value="27.4400000000001">
            <text:p>27.44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57.75">
            <text:p>57.75</text:p>
          </table:table-cell>
          <table:table-cell/>
        </table:table-row>
        <table:table-row table:style-name="ro1">
          <table:table-cell office:value-type="float" office:value="1776">
            <text:p>1776</text:p>
          </table:table-cell>
          <table:table-cell office:value-type="float" office:value="919.71">
            <text:p>919.71</text:p>
          </table:table-cell>
          <table:table-cell table:formula="of:=[.B55]-[.$B$1]" office:value-type="float" office:value="27.96">
            <text:p>27.96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58.31">
            <text:p>58.31</text:p>
          </table:table-cell>
          <table:table-cell/>
        </table:table-row>
        <table:table-row table:style-name="ro1">
          <table:table-cell office:value-type="float" office:value="1777">
            <text:p>1777</text:p>
          </table:table-cell>
          <table:table-cell office:value-type="float" office:value="920.22">
            <text:p>920.22</text:p>
          </table:table-cell>
          <table:table-cell table:formula="of:=[.B56]-[.$B$1]" office:value-type="float" office:value="28.47">
            <text:p>28.47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58.94">
            <text:p>58.94</text:p>
          </table:table-cell>
          <table:table-cell/>
        </table:table-row>
        <table:table-row table:style-name="ro1">
          <table:table-cell office:value-type="float" office:value="1778">
            <text:p>1778</text:p>
          </table:table-cell>
          <table:table-cell office:value-type="float" office:value="920.74">
            <text:p>920.74</text:p>
          </table:table-cell>
          <table:table-cell table:formula="of:=[.B57]-[.$B$1]" office:value-type="float" office:value="28.99">
            <text:p>28.99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59.56">
            <text:p>59.56</text:p>
          </table:table-cell>
          <table:table-cell/>
        </table:table-row>
        <table:table-row table:style-name="ro1">
          <table:table-cell office:value-type="float" office:value="1779">
            <text:p>1779</text:p>
          </table:table-cell>
          <table:table-cell office:value-type="float" office:value="921.26">
            <text:p>921.26</text:p>
          </table:table-cell>
          <table:table-cell table:formula="of:=[.B58]-[.$B$1]" office:value-type="float" office:value="29.51">
            <text:p>29.51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60.13">
            <text:p>60.13</text:p>
          </table:table-cell>
          <table:table-cell/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921.78">
            <text:p>921.78</text:p>
          </table:table-cell>
          <table:table-cell table:formula="of:=[.B59]-[.$B$1]" office:value-type="float" office:value="30.03">
            <text:p>30.03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60.69">
            <text:p>60.69</text:p>
          </table:table-cell>
          <table:table-cell/>
        </table:table-row>
        <table:table-row table:style-name="ro1">
          <table:table-cell office:value-type="float" office:value="1781">
            <text:p>1781</text:p>
          </table:table-cell>
          <table:table-cell office:value-type="float" office:value="922.29">
            <text:p>922.29</text:p>
          </table:table-cell>
          <table:table-cell table:formula="of:=[.B60]-[.$B$1]" office:value-type="float" office:value="30.54">
            <text:p>30.54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61.25">
            <text:p>61.25</text:p>
          </table:table-cell>
          <table:table-cell/>
        </table:table-row>
        <table:table-row table:style-name="ro1">
          <table:table-cell office:value-type="float" office:value="1782">
            <text:p>1782</text:p>
          </table:table-cell>
          <table:table-cell office:value-type="float" office:value="922.81">
            <text:p>922.81</text:p>
          </table:table-cell>
          <table:table-cell table:formula="of:=[.B61]-[.$B$1]" office:value-type="float" office:value="31.0599999999999">
            <text:p>31.06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61.81">
            <text:p>61.81</text:p>
          </table:table-cell>
          <table:table-cell/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923.33">
            <text:p>923.33</text:p>
          </table:table-cell>
          <table:table-cell table:formula="of:=[.B62]-[.$B$1]" office:value-type="float" office:value="31.58">
            <text:p>31.58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62.31">
            <text:p>62.31</text:p>
          </table:table-cell>
          <table:table-cell/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923.85">
            <text:p>923.85</text:p>
          </table:table-cell>
          <table:table-cell table:formula="of:=[.B63]-[.$B$1]" office:value-type="float" office:value="32.1">
            <text:p>32.1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62.81">
            <text:p>62.81</text:p>
          </table:table-cell>
          <table:table-cell/>
        </table:table-row>
        <table:table-row table:style-name="ro1">
          <table:table-cell office:value-type="float" office:value="1785">
            <text:p>1785</text:p>
          </table:table-cell>
          <table:table-cell office:value-type="float" office:value="924.36">
            <text:p>924.36</text:p>
          </table:table-cell>
          <table:table-cell table:formula="of:=[.B64]-[.$B$1]" office:value-type="float" office:value="32.61">
            <text:p>32.61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63.31">
            <text:p>63.31</text:p>
          </table:table-cell>
          <table:table-cell/>
        </table:table-row>
        <table:table-row table:style-name="ro1">
          <table:table-cell office:value-type="float" office:value="1786">
            <text:p>1786</text:p>
          </table:table-cell>
          <table:table-cell office:value-type="float" office:value="924.88">
            <text:p>924.88</text:p>
          </table:table-cell>
          <table:table-cell table:formula="of:=[.B65]-[.$B$1]" office:value-type="float" office:value="33.13">
            <text:p>33.13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63.81">
            <text:p>63.81</text:p>
          </table:table-cell>
          <table:table-cell/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925.4">
            <text:p>925.4</text:p>
          </table:table-cell>
          <table:table-cell table:formula="of:=[.B66]-[.$B$1]" office:value-type="float" office:value="33.65">
            <text:p>33.65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64.31">
            <text:p>64.31</text:p>
          </table:table-cell>
          <table:table-cell/>
        </table:table-row>
        <table:table-row table:style-name="ro1">
          <table:table-cell office:value-type="float" office:value="1788">
            <text:p>1788</text:p>
          </table:table-cell>
          <table:table-cell office:value-type="float" office:value="925.92">
            <text:p>925.92</text:p>
          </table:table-cell>
          <table:table-cell table:formula="of:=[.B67]-[.$B$1]" office:value-type="float" office:value="34.17">
            <text:p>34.17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64.81">
            <text:p>64.81</text:p>
          </table:table-cell>
          <table:table-cell/>
        </table:table-row>
        <table:table-row table:style-name="ro1">
          <table:table-cell office:value-type="float" office:value="1789">
            <text:p>1789</text:p>
          </table:table-cell>
          <table:table-cell office:value-type="float" office:value="926.43">
            <text:p>926.43</text:p>
          </table:table-cell>
          <table:table-cell table:formula="of:=[.B68]-[.$B$1]" office:value-type="float" office:value="34.6799999999999">
            <text:p>34.68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65.25">
            <text:p>65.25</text:p>
          </table:table-cell>
          <table:table-cell/>
        </table:table-row>
        <table:table-row table:style-name="ro1">
          <table:table-cell office:value-type="float" office:value="1790">
            <text:p>1790</text:p>
          </table:table-cell>
          <table:table-cell office:value-type="float" office:value="926.95">
            <text:p>926.95</text:p>
          </table:table-cell>
          <table:table-cell table:formula="of:=[.B69]-[.$B$1]" office:value-type="float" office:value="35.2">
            <text:p>35.2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65.69">
            <text:p>65.69</text:p>
          </table:table-cell>
          <table:table-cell/>
        </table:table-row>
        <table:table-row table:style-name="ro1">
          <table:table-cell office:value-type="float" office:value="1791">
            <text:p>1791</text:p>
          </table:table-cell>
          <table:table-cell office:value-type="float" office:value="927.47">
            <text:p>927.47</text:p>
          </table:table-cell>
          <table:table-cell table:formula="of:=[.B70]-[.$B$1]" office:value-type="float" office:value="35.72">
            <text:p>35.72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66.12">
            <text:p>66.12</text:p>
          </table:table-cell>
          <table:table-cell/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927.99">
            <text:p>927.99</text:p>
          </table:table-cell>
          <table:table-cell table:formula="of:=[.B71]-[.$B$1]" office:value-type="float" office:value="36.24">
            <text:p>36.24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66.56">
            <text:p>66.56</text:p>
          </table:table-cell>
          <table:table-cell/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928.5">
            <text:p>928.5</text:p>
          </table:table-cell>
          <table:table-cell table:formula="of:=[.B72]-[.$B$1]" office:value-type="float" office:value="36.75">
            <text:p>36.75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1794">
            <text:p>1794</text:p>
          </table:table-cell>
          <table:table-cell office:value-type="float" office:value="929.02">
            <text:p>929.02</text:p>
          </table:table-cell>
          <table:table-cell table:formula="of:=[.B73]-[.$B$1]" office:value-type="float" office:value="37.27">
            <text:p>37.27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67.44">
            <text:p>67.44</text:p>
          </table:table-cell>
          <table:table-cell/>
        </table:table-row>
        <table:table-row table:style-name="ro1">
          <table:table-cell office:value-type="float" office:value="1795">
            <text:p>1795</text:p>
          </table:table-cell>
          <table:table-cell office:value-type="float" office:value="929.54">
            <text:p>929.54</text:p>
          </table:table-cell>
          <table:table-cell table:formula="of:=[.B74]-[.$B$1]" office:value-type="float" office:value="37.79">
            <text:p>37.79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67.81">
            <text:p>67.81</text:p>
          </table:table-cell>
          <table:table-cell/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930.06">
            <text:p>930.06</text:p>
          </table:table-cell>
          <table:table-cell table:formula="of:=[.B75]-[.$B$1]" office:value-type="float" office:value="38.3099999999999">
            <text:p>38.31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68.25">
            <text:p>68.25</text:p>
          </table:table-cell>
          <table:table-cell/>
        </table:table-row>
        <table:table-row table:style-name="ro1">
          <table:table-cell office:value-type="float" office:value="1797">
            <text:p>1797</text:p>
          </table:table-cell>
          <table:table-cell office:value-type="float" office:value="930.58">
            <text:p>930.58</text:p>
          </table:table-cell>
          <table:table-cell table:formula="of:=[.B76]-[.$B$1]" office:value-type="float" office:value="38.83">
            <text:p>38.83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68.62">
            <text:p>68.62</text:p>
          </table:table-cell>
          <table:table-cell/>
        </table:table-row>
        <table:table-row table:style-name="ro1">
          <table:table-cell office:value-type="float" office:value="1798">
            <text:p>1798</text:p>
          </table:table-cell>
          <table:table-cell office:value-type="float" office:value="931.09">
            <text:p>931.09</text:p>
          </table:table-cell>
          <table:table-cell table:formula="of:=[.B77]-[.$B$1]" office:value-type="float" office:value="39.34">
            <text:p>39.34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68.94">
            <text:p>68.94</text:p>
          </table:table-cell>
          <table:table-cell/>
        </table:table-row>
        <table:table-row table:style-name="ro1">
          <table:table-cell office:value-type="float" office:value="1799">
            <text:p>1799</text:p>
          </table:table-cell>
          <table:table-cell office:value-type="float" office:value="931.61">
            <text:p>931.61</text:p>
          </table:table-cell>
          <table:table-cell table:formula="of:=[.B78]-[.$B$1]" office:value-type="float" office:value="39.86">
            <text:p>39.86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69.31">
            <text:p>69.31</text:p>
          </table:table-cell>
          <table:table-cell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932.13">
            <text:p>932.13</text:p>
          </table:table-cell>
          <table:table-cell table:formula="of:=[.B79]-[.$B$1]" office:value-type="float" office:value="40.38">
            <text:p>40.38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69.69">
            <text:p>69.69</text:p>
          </table:table-cell>
          <table:table-cell/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932.65">
            <text:p>932.65</text:p>
          </table:table-cell>
          <table:table-cell table:formula="of:=[.B80]-[.$B$1]" office:value-type="float" office:value="40.9">
            <text:p>40.9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70.06">
            <text:p>70.06</text:p>
          </table:table-cell>
          <table:table-cell/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933.16">
            <text:p>933.16</text:p>
          </table:table-cell>
          <table:table-cell table:formula="of:=[.B81]-[.$B$1]" office:value-type="float" office:value="41.41">
            <text:p>41.41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70.37">
            <text:p>70.37</text:p>
          </table:table-cell>
          <table:table-cell/>
        </table:table-row>
        <table:table-row table:style-name="ro1">
          <table:table-cell office:value-type="float" office:value="1803">
            <text:p>1803</text:p>
          </table:table-cell>
          <table:table-cell office:value-type="float" office:value="933.68">
            <text:p>933.68</text:p>
          </table:table-cell>
          <table:table-cell table:formula="of:=[.B82]-[.$B$1]" office:value-type="float" office:value="41.93">
            <text:p>41.93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0.69">
            <text:p>70.69</text:p>
          </table:table-cell>
          <table:table-cell/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934.2">
            <text:p>934.2</text:p>
          </table:table-cell>
          <table:table-cell table:formula="of:=[.B83]-[.$B$1]" office:value-type="float" office:value="42.45">
            <text:p>42.45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1805">
            <text:p>1805</text:p>
          </table:table-cell>
          <table:table-cell office:value-type="float" office:value="934.72">
            <text:p>934.72</text:p>
          </table:table-cell>
          <table:table-cell table:formula="of:=[.B84]-[.$B$1]" office:value-type="float" office:value="42.97">
            <text:p>42.97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71.31">
            <text:p>71.31</text:p>
          </table:table-cell>
          <table:table-cell/>
        </table:table-row>
        <table:table-row table:style-name="ro1">
          <table:table-cell office:value-type="float" office:value="1806">
            <text:p>1806</text:p>
          </table:table-cell>
          <table:table-cell office:value-type="float" office:value="935.23">
            <text:p>935.23</text:p>
          </table:table-cell>
          <table:table-cell table:formula="of:=[.B85]-[.$B$1]" office:value-type="float" office:value="43.48">
            <text:p>43.48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71.62">
            <text:p>71.62</text:p>
          </table:table-cell>
          <table:table-cell/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935.75">
            <text:p>935.75</text:p>
          </table:table-cell>
          <table:table-cell table:formula="of:=[.B86]-[.$B$1]" office:value-type="float" office:value="44">
            <text:p>44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71.94">
            <text:p>71.94</text:p>
          </table:table-cell>
          <table:table-cell/>
        </table:table-row>
        <table:table-row table:style-name="ro1">
          <table:table-cell office:value-type="float" office:value="1808">
            <text:p>1808</text:p>
          </table:table-cell>
          <table:table-cell office:value-type="float" office:value="936.27">
            <text:p>936.27</text:p>
          </table:table-cell>
          <table:table-cell table:formula="of:=[.B87]-[.$B$1]" office:value-type="float" office:value="44.52">
            <text:p>44.52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2.25">
            <text:p>72.25</text:p>
          </table:table-cell>
          <table:table-cell/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936.79">
            <text:p>936.79</text:p>
          </table:table-cell>
          <table:table-cell table:formula="of:=[.B88]-[.$B$1]" office:value-type="float" office:value="45.04">
            <text:p>45.04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2.56">
            <text:p>72.56</text:p>
          </table:table-cell>
          <table:table-cell/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937.3">
            <text:p>937.3</text:p>
          </table:table-cell>
          <table:table-cell table:formula="of:=[.B89]-[.$B$1]" office:value-type="float" office:value="45.55">
            <text:p>45.55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2.81">
            <text:p>72.81</text:p>
          </table:table-cell>
          <table:table-cell/>
        </table:table-row>
        <table:table-row table:style-name="ro1">
          <table:table-cell office:value-type="float" office:value="1811">
            <text:p>1811</text:p>
          </table:table-cell>
          <table:table-cell office:value-type="float" office:value="937.82">
            <text:p>937.82</text:p>
          </table:table-cell>
          <table:table-cell table:formula="of:=[.B90]-[.$B$1]" office:value-type="float" office:value="46.07">
            <text:p>46.07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3.06">
            <text:p>73.06</text:p>
          </table:table-cell>
          <table:table-cell/>
        </table:table-row>
        <table:table-row table:style-name="ro1">
          <table:table-cell office:value-type="float" office:value="1812">
            <text:p>1812</text:p>
          </table:table-cell>
          <table:table-cell office:value-type="float" office:value="938.34">
            <text:p>938.34</text:p>
          </table:table-cell>
          <table:table-cell table:formula="of:=[.B91]-[.$B$1]" office:value-type="float" office:value="46.59">
            <text:p>46.59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3.37">
            <text:p>73.37</text:p>
          </table:table-cell>
          <table:table-cell/>
        </table:table-row>
        <table:table-row table:style-name="ro1">
          <table:table-cell office:value-type="float" office:value="1813">
            <text:p>1813</text:p>
          </table:table-cell>
          <table:table-cell office:value-type="float" office:value="938.86">
            <text:p>938.86</text:p>
          </table:table-cell>
          <table:table-cell table:formula="of:=[.B92]-[.$B$1]" office:value-type="float" office:value="47.11">
            <text:p>47.11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3.62">
            <text:p>73.62</text:p>
          </table:table-cell>
          <table:table-cell/>
        </table:table-row>
        <table:table-row table:style-name="ro1">
          <table:table-cell office:value-type="float" office:value="1814">
            <text:p>1814</text:p>
          </table:table-cell>
          <table:table-cell office:value-type="float" office:value="939.38">
            <text:p>939.38</text:p>
          </table:table-cell>
          <table:table-cell table:formula="of:=[.B93]-[.$B$1]" office:value-type="float" office:value="47.63">
            <text:p>47.63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3.87">
            <text:p>73.87</text:p>
          </table:table-cell>
          <table:table-cell/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939.89">
            <text:p>939.89</text:p>
          </table:table-cell>
          <table:table-cell table:formula="of:=[.B94]-[.$B$1]" office:value-type="float" office:value="48.14">
            <text:p>48.14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4.12">
            <text:p>74.12</text:p>
          </table:table-cell>
          <table:table-cell/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940.41">
            <text:p>940.41</text:p>
          </table:table-cell>
          <table:table-cell table:formula="of:=[.B95]-[.$B$1]" office:value-type="float" office:value="48.66">
            <text:p>48.66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74.37">
            <text:p>74.37</text:p>
          </table:table-cell>
          <table:table-cell/>
        </table:table-row>
        <table:table-row table:style-name="ro1">
          <table:table-cell office:value-type="float" office:value="1817">
            <text:p>1817</text:p>
          </table:table-cell>
          <table:table-cell office:value-type="float" office:value="940.93">
            <text:p>940.93</text:p>
          </table:table-cell>
          <table:table-cell table:formula="of:=[.B96]-[.$B$1]" office:value-type="float" office:value="49.18">
            <text:p>49.18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4.56">
            <text:p>74.56</text:p>
          </table:table-cell>
          <table:table-cell/>
        </table:table-row>
        <table:table-row table:style-name="ro1">
          <table:table-cell office:value-type="float" office:value="1818">
            <text:p>1818</text:p>
          </table:table-cell>
          <table:table-cell office:value-type="float" office:value="941.45">
            <text:p>941.45</text:p>
          </table:table-cell>
          <table:table-cell table:formula="of:=[.B97]-[.$B$1]" office:value-type="float" office:value="49.7">
            <text:p>49.7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4.81">
            <text:p>74.81</text:p>
          </table:table-cell>
          <table:table-cell/>
        </table:table-row>
        <table:table-row table:style-name="ro1">
          <table:table-cell office:value-type="float" office:value="1819">
            <text:p>1819</text:p>
          </table:table-cell>
          <table:table-cell office:value-type="float" office:value="941.96">
            <text:p>941.96</text:p>
          </table:table-cell>
          <table:table-cell table:formula="of:=[.B98]-[.$B$1]" office:value-type="float" office:value="50.21">
            <text:p>50.21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75.31">
            <text:p>75.31</text:p>
          </table:table-cell>
          <table:table-cell/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942.48">
            <text:p>942.48</text:p>
          </table:table-cell>
          <table:table-cell table:formula="of:=[.B99]-[.$B$1]" office:value-type="float" office:value="50.73">
            <text:p>50.73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1821">
            <text:p>1821</text:p>
          </table:table-cell>
          <table:table-cell office:value-type="float" office:value="943">
            <text:p>943</text:p>
          </table:table-cell>
          <table:table-cell table:formula="of:=[.B100]-[.$B$1]" office:value-type="float" office:value="51.25">
            <text:p>51.25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75.25">
            <text:p>75.25</text:p>
          </table:table-cell>
          <table:table-cell/>
        </table:table-row>
        <table:table-row table:style-name="ro1">
          <table:table-cell office:value-type="float" office:value="1822">
            <text:p>1822</text:p>
          </table:table-cell>
          <table:table-cell office:value-type="float" office:value="943.52">
            <text:p>943.52</text:p>
          </table:table-cell>
          <table:table-cell table:formula="of:=[.B101]-[.$B$1]" office:value-type="float" office:value="51.77">
            <text:p>51.77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5.44">
            <text:p>75.44</text:p>
          </table:table-cell>
          <table:table-cell/>
        </table:table-row>
        <table:table-row table:style-name="ro1">
          <table:table-cell office:value-type="float" office:value="1823">
            <text:p>1823</text:p>
          </table:table-cell>
          <table:table-cell office:value-type="float" office:value="944.03">
            <text:p>944.03</text:p>
          </table:table-cell>
          <table:table-cell table:formula="of:=[.B102]-[.$B$1]" office:value-type="float" office:value="52.28">
            <text:p>52.28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5.69">
            <text:p>75.69</text:p>
          </table:table-cell>
          <table:table-cell/>
        </table:table-row>
        <table:table-row table:style-name="ro1">
          <table:table-cell office:value-type="float" office:value="1824">
            <text:p>1824</text:p>
          </table:table-cell>
          <table:table-cell office:value-type="float" office:value="944.55">
            <text:p>944.55</text:p>
          </table:table-cell>
          <table:table-cell table:formula="of:=[.B103]-[.$B$1]" office:value-type="float" office:value="52.8">
            <text:p>52.8</text:p>
          </table:table-cell>
          <table:table-cell office:value-type="string">
            <text:p>3C01A816F0DA</text:p>
          </table:table-cell>
          <table:table-cell office:value-type="float" office:value="22.87">
            <text:p>22.87</text:p>
          </table:table-cell>
          <table:table-cell office:value-type="string">
            <text:p>3C01A8160617</text:p>
          </table:table-cell>
          <table:table-cell office:value-type="float" office:value="75.87">
            <text:p>75.87</text:p>
          </table:table-cell>
          <table:table-cell/>
        </table:table-row>
        <table:table-row table:style-name="ro1">
          <table:table-cell office:value-type="float" office:value="1825">
            <text:p>1825</text:p>
          </table:table-cell>
          <table:table-cell office:value-type="float" office:value="945.07">
            <text:p>945.07</text:p>
          </table:table-cell>
          <table:table-cell table:formula="of:=[.B104]-[.$B$1]" office:value-type="float" office:value="53.3200000000001">
            <text:p>53.32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6.12">
            <text:p>76.12</text:p>
          </table:table-cell>
          <table:table-cell/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945.59">
            <text:p>945.59</text:p>
          </table:table-cell>
          <table:table-cell table:formula="of:=[.B105]-[.$B$1]" office:value-type="float" office:value="53.84">
            <text:p>53.84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6.31">
            <text:p>76.31</text:p>
          </table:table-cell>
          <table:table-cell/>
        </table:table-row>
        <table:table-row table:style-name="ro1">
          <table:table-cell office:value-type="float" office:value="1827">
            <text:p>1827</text:p>
          </table:table-cell>
          <table:table-cell office:value-type="float" office:value="946.1">
            <text:p>946.1</text:p>
          </table:table-cell>
          <table:table-cell table:formula="of:=[.B106]-[.$B$1]" office:value-type="float" office:value="54.35">
            <text:p>54.35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6.5">
            <text:p>76.5</text:p>
          </table:table-cell>
          <table:table-cell/>
        </table:table-row>
        <table:table-row table:style-name="ro1">
          <table:table-cell office:value-type="float" office:value="1828">
            <text:p>1828</text:p>
          </table:table-cell>
          <table:table-cell office:value-type="float" office:value="946.62">
            <text:p>946.62</text:p>
          </table:table-cell>
          <table:table-cell table:formula="of:=[.B107]-[.$B$1]" office:value-type="float" office:value="54.87">
            <text:p>54.87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6.69">
            <text:p>76.69</text:p>
          </table:table-cell>
          <table:table-cell/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947.14">
            <text:p>947.14</text:p>
          </table:table-cell>
          <table:table-cell table:formula="of:=[.B108]-[.$B$1]" office:value-type="float" office:value="55.39">
            <text:p>55.39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76.87">
            <text:p>76.87</text:p>
          </table:table-cell>
          <table:table-cell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947.66">
            <text:p>947.66</text:p>
          </table:table-cell>
          <table:table-cell table:formula="of:=[.B109]-[.$B$1]" office:value-type="float" office:value="55.91">
            <text:p>55.91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7.06">
            <text:p>77.06</text:p>
          </table:table-cell>
          <table:table-cell/>
        </table:table-row>
        <table:table-row table:style-name="ro1">
          <table:table-cell office:value-type="float" office:value="1831">
            <text:p>1831</text:p>
          </table:table-cell>
          <table:table-cell office:value-type="float" office:value="948.17">
            <text:p>948.17</text:p>
          </table:table-cell>
          <table:table-cell table:formula="of:=[.B110]-[.$B$1]" office:value-type="float" office:value="56.42">
            <text:p>56.42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7.25">
            <text:p>77.25</text:p>
          </table:table-cell>
          <table:table-cell/>
        </table:table-row>
        <table:table-row table:style-name="ro1">
          <table:table-cell office:value-type="float" office:value="1832">
            <text:p>1832</text:p>
          </table:table-cell>
          <table:table-cell office:value-type="float" office:value="948.69">
            <text:p>948.69</text:p>
          </table:table-cell>
          <table:table-cell table:formula="of:=[.B111]-[.$B$1]" office:value-type="float" office:value="56.9400000000001">
            <text:p>56.94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7.44">
            <text:p>77.44</text:p>
          </table:table-cell>
          <table:table-cell/>
        </table:table-row>
        <table:table-row table:style-name="ro1">
          <table:table-cell office:value-type="float" office:value="1833">
            <text:p>1833</text:p>
          </table:table-cell>
          <table:table-cell office:value-type="float" office:value="949.21">
            <text:p>949.21</text:p>
          </table:table-cell>
          <table:table-cell table:formula="of:=[.B112]-[.$B$1]" office:value-type="float" office:value="57.46">
            <text:p>57.46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7.62">
            <text:p>77.62</text:p>
          </table:table-cell>
          <table:table-cell/>
        </table:table-row>
        <table:table-row table:style-name="ro1">
          <table:table-cell office:value-type="float" office:value="1834">
            <text:p>1834</text:p>
          </table:table-cell>
          <table:table-cell office:value-type="float" office:value="949.73">
            <text:p>949.73</text:p>
          </table:table-cell>
          <table:table-cell table:formula="of:=[.B113]-[.$B$1]" office:value-type="float" office:value="57.98">
            <text:p>57.98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7.75">
            <text:p>77.75</text:p>
          </table:table-cell>
          <table:table-cell/>
        </table:table-row>
        <table:table-row table:style-name="ro1">
          <table:table-cell office:value-type="float" office:value="1835">
            <text:p>1835</text:p>
          </table:table-cell>
          <table:table-cell office:value-type="float" office:value="950.25">
            <text:p>950.25</text:p>
          </table:table-cell>
          <table:table-cell table:formula="of:=[.B114]-[.$B$1]" office:value-type="float" office:value="58.5">
            <text:p>58.5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7.94">
            <text:p>77.94</text:p>
          </table:table-cell>
          <table:table-cell/>
        </table:table-row>
        <table:table-row table:style-name="ro1">
          <table:table-cell office:value-type="float" office:value="1836">
            <text:p>1836</text:p>
          </table:table-cell>
          <table:table-cell office:value-type="float" office:value="950.76">
            <text:p>950.76</text:p>
          </table:table-cell>
          <table:table-cell table:formula="of:=[.B115]-[.$B$1]" office:value-type="float" office:value="59.01">
            <text:p>59.01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8.12">
            <text:p>78.12</text:p>
          </table:table-cell>
          <table:table-cell/>
        </table:table-row>
        <table:table-row table:style-name="ro1">
          <table:table-cell office:value-type="float" office:value="1837">
            <text:p>1837</text:p>
          </table:table-cell>
          <table:table-cell office:value-type="float" office:value="951.28">
            <text:p>951.28</text:p>
          </table:table-cell>
          <table:table-cell table:formula="of:=[.B116]-[.$B$1]" office:value-type="float" office:value="59.53">
            <text:p>59.53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8.25">
            <text:p>78.25</text:p>
          </table:table-cell>
          <table:table-cell/>
        </table:table-row>
        <table:table-row table:style-name="ro1">
          <table:table-cell office:value-type="float" office:value="1838">
            <text:p>1838</text:p>
          </table:table-cell>
          <table:table-cell office:value-type="float" office:value="951.8">
            <text:p>951.8</text:p>
          </table:table-cell>
          <table:table-cell table:formula="of:=[.B117]-[.$B$1]" office:value-type="float" office:value="60.05">
            <text:p>60.05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8.37">
            <text:p>78.37</text:p>
          </table:table-cell>
          <table:table-cell/>
        </table:table-row>
        <table:table-row table:style-name="ro1">
          <table:table-cell office:value-type="float" office:value="1839">
            <text:p>1839</text:p>
          </table:table-cell>
          <table:table-cell office:value-type="float" office:value="952.32">
            <text:p>952.32</text:p>
          </table:table-cell>
          <table:table-cell table:formula="of:=[.B118]-[.$B$1]" office:value-type="float" office:value="60.5700000000001">
            <text:p>60.57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8.56">
            <text:p>78.56</text:p>
          </table:table-cell>
          <table:table-cell/>
        </table:table-row>
        <table:table-row table:style-name="ro1">
          <table:table-cell office:value-type="float" office:value="1840">
            <text:p>1840</text:p>
          </table:table-cell>
          <table:table-cell office:value-type="float" office:value="952.83">
            <text:p>952.83</text:p>
          </table:table-cell>
          <table:table-cell table:formula="of:=[.B119]-[.$B$1]" office:value-type="float" office:value="61.08">
            <text:p>61.08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8.69">
            <text:p>78.69</text:p>
          </table:table-cell>
          <table:table-cell/>
        </table:table-row>
        <table:table-row table:style-name="ro1">
          <table:table-cell office:value-type="float" office:value="1841">
            <text:p>1841</text:p>
          </table:table-cell>
          <table:table-cell office:value-type="float" office:value="953.35">
            <text:p>953.35</text:p>
          </table:table-cell>
          <table:table-cell table:formula="of:=[.B120]-[.$B$1]" office:value-type="float" office:value="61.6">
            <text:p>61.6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8.87">
            <text:p>78.87</text:p>
          </table:table-cell>
          <table:table-cell/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953.87">
            <text:p>953.87</text:p>
          </table:table-cell>
          <table:table-cell table:formula="of:=[.B121]-[.$B$1]" office:value-type="float" office:value="62.12">
            <text:p>62.12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1843">
            <text:p>1843</text:p>
          </table:table-cell>
          <table:table-cell office:value-type="float" office:value="954.39">
            <text:p>954.39</text:p>
          </table:table-cell>
          <table:table-cell table:formula="of:=[.B122]-[.$B$1]" office:value-type="float" office:value="62.64">
            <text:p>62.64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9.12">
            <text:p>79.12</text:p>
          </table:table-cell>
          <table:table-cell/>
        </table:table-row>
        <table:table-row table:style-name="ro1">
          <table:table-cell office:value-type="float" office:value="1844">
            <text:p>1844</text:p>
          </table:table-cell>
          <table:table-cell office:value-type="float" office:value="954.9">
            <text:p>954.9</text:p>
          </table:table-cell>
          <table:table-cell table:formula="of:=[.B123]-[.$B$1]" office:value-type="float" office:value="63.15">
            <text:p>63.15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9.31">
            <text:p>79.31</text:p>
          </table:table-cell>
          <table:table-cell/>
        </table:table-row>
        <table:table-row table:style-name="ro1">
          <table:table-cell office:value-type="float" office:value="1845">
            <text:p>1845</text:p>
          </table:table-cell>
          <table:table-cell office:value-type="float" office:value="955.42">
            <text:p>955.42</text:p>
          </table:table-cell>
          <table:table-cell table:formula="of:=[.B124]-[.$B$1]" office:value-type="float" office:value="63.67">
            <text:p>63.67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9.44">
            <text:p>79.44</text:p>
          </table:table-cell>
          <table:table-cell/>
        </table:table-row>
        <table:table-row table:style-name="ro1">
          <table:table-cell office:value-type="float" office:value="1846">
            <text:p>1846</text:p>
          </table:table-cell>
          <table:table-cell office:value-type="float" office:value="955.94">
            <text:p>955.94</text:p>
          </table:table-cell>
          <table:table-cell table:formula="of:=[.B125]-[.$B$1]" office:value-type="float" office:value="64.1900000000001">
            <text:p>64.19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9.62">
            <text:p>79.62</text:p>
          </table:table-cell>
          <table:table-cell/>
        </table:table-row>
        <table:table-row table:style-name="ro1">
          <table:table-cell office:value-type="float" office:value="1847">
            <text:p>1847</text:p>
          </table:table-cell>
          <table:table-cell office:value-type="float" office:value="956.46">
            <text:p>956.46</text:p>
          </table:table-cell>
          <table:table-cell table:formula="of:=[.B126]-[.$B$1]" office:value-type="float" office:value="64.71">
            <text:p>64.71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9.75">
            <text:p>79.75</text:p>
          </table:table-cell>
          <table:table-cell/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956.97">
            <text:p>956.97</text:p>
          </table:table-cell>
          <table:table-cell table:formula="of:=[.B127]-[.$B$1]" office:value-type="float" office:value="65.22">
            <text:p>65.22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79.87">
            <text:p>79.87</text:p>
          </table:table-cell>
          <table:table-cell/>
        </table:table-row>
        <table:table-row table:style-name="ro1">
          <table:table-cell office:value-type="float" office:value="1849">
            <text:p>1849</text:p>
          </table:table-cell>
          <table:table-cell office:value-type="float" office:value="957.49">
            <text:p>957.49</text:p>
          </table:table-cell>
          <table:table-cell table:formula="of:=[.B128]-[.$B$1]" office:value-type="float" office:value="65.74">
            <text:p>65.74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1850">
            <text:p>1850</text:p>
          </table:table-cell>
          <table:table-cell office:value-type="float" office:value="958.01">
            <text:p>958.01</text:p>
          </table:table-cell>
          <table:table-cell table:formula="of:=[.B129]-[.$B$1]" office:value-type="float" office:value="66.26">
            <text:p>66.26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0.12">
            <text:p>80.12</text:p>
          </table:table-cell>
          <table:table-cell/>
        </table:table-row>
        <table:table-row table:style-name="ro1">
          <table:table-cell office:value-type="float" office:value="1851">
            <text:p>1851</text:p>
          </table:table-cell>
          <table:table-cell office:value-type="float" office:value="958.53">
            <text:p>958.53</text:p>
          </table:table-cell>
          <table:table-cell table:formula="of:=[.B130]-[.$B$1]" office:value-type="float" office:value="66.78">
            <text:p>66.78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0.25">
            <text:p>80.25</text:p>
          </table:table-cell>
          <table:table-cell/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959.04">
            <text:p>959.04</text:p>
          </table:table-cell>
          <table:table-cell table:formula="of:=[.B131]-[.$B$1]" office:value-type="float" office:value="67.29">
            <text:p>67.29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0.37">
            <text:p>80.37</text:p>
          </table:table-cell>
          <table:table-cell/>
        </table:table-row>
        <table:table-row table:style-name="ro1">
          <table:table-cell office:value-type="float" office:value="1853">
            <text:p>1853</text:p>
          </table:table-cell>
          <table:table-cell office:value-type="float" office:value="959.56">
            <text:p>959.56</text:p>
          </table:table-cell>
          <table:table-cell table:formula="of:=[.B132]-[.$B$1]" office:value-type="float" office:value="67.8099999999999">
            <text:p>67.81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0.44">
            <text:p>80.44</text:p>
          </table:table-cell>
          <table:table-cell/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960.08">
            <text:p>960.08</text:p>
          </table:table-cell>
          <table:table-cell table:formula="of:=[.B133]-[.$B$1]" office:value-type="float" office:value="68.33">
            <text:p>68.33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0.56">
            <text:p>80.56</text:p>
          </table:table-cell>
          <table:table-cell/>
        </table:table-row>
        <table:table-row table:style-name="ro1">
          <table:table-cell office:value-type="float" office:value="1855">
            <text:p>1855</text:p>
          </table:table-cell>
          <table:table-cell office:value-type="float" office:value="960.6">
            <text:p>960.6</text:p>
          </table:table-cell>
          <table:table-cell table:formula="of:=[.B134]-[.$B$1]" office:value-type="float" office:value="68.85">
            <text:p>68.85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0.69">
            <text:p>80.69</text:p>
          </table:table-cell>
          <table:table-cell/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961.12">
            <text:p>961.12</text:p>
          </table:table-cell>
          <table:table-cell table:formula="of:=[.B135]-[.$B$1]" office:value-type="float" office:value="69.37">
            <text:p>69.37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0.81">
            <text:p>80.81</text:p>
          </table:table-cell>
          <table:table-cell/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961.63">
            <text:p>961.63</text:p>
          </table:table-cell>
          <table:table-cell table:formula="of:=[.B136]-[.$B$1]" office:value-type="float" office:value="69.88">
            <text:p>69.88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0.94">
            <text:p>80.94</text:p>
          </table:table-cell>
          <table:table-cell/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962.15">
            <text:p>962.15</text:p>
          </table:table-cell>
          <table:table-cell table:formula="of:=[.B137]-[.$B$1]" office:value-type="float" office:value="70.4">
            <text:p>70.4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1.06">
            <text:p>81.06</text:p>
          </table:table-cell>
          <table:table-cell/>
        </table:table-row>
        <table:table-row table:style-name="ro1">
          <table:table-cell office:value-type="float" office:value="1859">
            <text:p>1859</text:p>
          </table:table-cell>
          <table:table-cell office:value-type="float" office:value="962.67">
            <text:p>962.67</text:p>
          </table:table-cell>
          <table:table-cell table:formula="of:=[.B138]-[.$B$1]" office:value-type="float" office:value="70.92">
            <text:p>70.92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1.19">
            <text:p>81.19</text:p>
          </table:table-cell>
          <table:table-cell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963.19">
            <text:p>963.19</text:p>
          </table:table-cell>
          <table:table-cell table:formula="of:=[.B139]-[.$B$1]" office:value-type="float" office:value="71.4400000000001">
            <text:p>71.44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1.31">
            <text:p>81.31</text:p>
          </table:table-cell>
          <table:table-cell/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963.7">
            <text:p>963.7</text:p>
          </table:table-cell>
          <table:table-cell table:formula="of:=[.B140]-[.$B$1]" office:value-type="float" office:value="71.9500000000001">
            <text:p>71.95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1.37">
            <text:p>81.37</text:p>
          </table:table-cell>
          <table:table-cell/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964.22">
            <text:p>964.22</text:p>
          </table:table-cell>
          <table:table-cell table:formula="of:=[.B141]-[.$B$1]" office:value-type="float" office:value="72.47">
            <text:p>72.47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1.5">
            <text:p>81.5</text:p>
          </table:table-cell>
          <table:table-cell/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964.74">
            <text:p>964.74</text:p>
          </table:table-cell>
          <table:table-cell table:formula="of:=[.B142]-[.$B$1]" office:value-type="float" office:value="72.99">
            <text:p>72.99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1.62">
            <text:p>81.62</text:p>
          </table:table-cell>
          <table:table-cell/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965.26">
            <text:p>965.26</text:p>
          </table:table-cell>
          <table:table-cell table:formula="of:=[.B143]-[.$B$1]" office:value-type="float" office:value="73.51">
            <text:p>73.51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1.75">
            <text:p>81.75</text:p>
          </table:table-cell>
          <table:table-cell/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965.77">
            <text:p>965.77</text:p>
          </table:table-cell>
          <table:table-cell table:formula="of:=[.B144]-[.$B$1]" office:value-type="float" office:value="74.02">
            <text:p>74.02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1.87">
            <text:p>81.87</text:p>
          </table:table-cell>
          <table:table-cell/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966.29">
            <text:p>966.29</text:p>
          </table:table-cell>
          <table:table-cell table:formula="of:=[.B145]-[.$B$1]" office:value-type="float" office:value="74.54">
            <text:p>74.54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1.94">
            <text:p>81.94</text:p>
          </table:table-cell>
          <table:table-cell/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966.81">
            <text:p>966.81</text:p>
          </table:table-cell>
          <table:table-cell table:formula="of:=[.B146]-[.$B$1]" office:value-type="float" office:value="75.06">
            <text:p>75.06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2.06">
            <text:p>82.06</text:p>
          </table:table-cell>
          <table:table-cell/>
        </table:table-row>
        <table:table-row table:style-name="ro1">
          <table:table-cell office:value-type="float" office:value="1868">
            <text:p>1868</text:p>
          </table:table-cell>
          <table:table-cell office:value-type="float" office:value="967.33">
            <text:p>967.33</text:p>
          </table:table-cell>
          <table:table-cell table:formula="of:=[.B147]-[.$B$1]" office:value-type="float" office:value="75.58">
            <text:p>75.58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2.19">
            <text:p>82.19</text:p>
          </table:table-cell>
          <table:table-cell/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967.84">
            <text:p>967.84</text:p>
          </table:table-cell>
          <table:table-cell table:formula="of:=[.B148]-[.$B$1]" office:value-type="float" office:value="76.09">
            <text:p>76.09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2.25">
            <text:p>82.25</text:p>
          </table:table-cell>
          <table:table-cell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968.36">
            <text:p>968.36</text:p>
          </table:table-cell>
          <table:table-cell table:formula="of:=[.B149]-[.$B$1]" office:value-type="float" office:value="76.61">
            <text:p>76.61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2.37">
            <text:p>82.37</text:p>
          </table:table-cell>
          <table:table-cell/>
        </table:table-row>
        <table:table-row table:style-name="ro1">
          <table:table-cell office:value-type="float" office:value="1871">
            <text:p>1871</text:p>
          </table:table-cell>
          <table:table-cell office:value-type="float" office:value="968.88">
            <text:p>968.88</text:p>
          </table:table-cell>
          <table:table-cell table:formula="of:=[.B150]-[.$B$1]" office:value-type="float" office:value="77.13">
            <text:p>77.13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2.44">
            <text:p>82.44</text:p>
          </table:table-cell>
          <table:table-cell/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969.4">
            <text:p>969.4</text:p>
          </table:table-cell>
          <table:table-cell table:formula="of:=[.B151]-[.$B$1]" office:value-type="float" office:value="77.65">
            <text:p>77.65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2.5">
            <text:p>82.5</text:p>
          </table:table-cell>
          <table:table-cell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969.91">
            <text:p>969.91</text:p>
          </table:table-cell>
          <table:table-cell table:formula="of:=[.B152]-[.$B$1]" office:value-type="float" office:value="78.16">
            <text:p>78.16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2.56">
            <text:p>82.56</text:p>
          </table:table-cell>
          <table:table-cell/>
        </table:table-row>
        <table:table-row table:style-name="ro1">
          <table:table-cell office:value-type="float" office:value="1874">
            <text:p>1874</text:p>
          </table:table-cell>
          <table:table-cell office:value-type="float" office:value="970.43">
            <text:p>970.43</text:p>
          </table:table-cell>
          <table:table-cell table:formula="of:=[.B153]-[.$B$1]" office:value-type="float" office:value="78.68">
            <text:p>78.68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2.69">
            <text:p>82.69</text:p>
          </table:table-cell>
          <table:table-cell/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970.95">
            <text:p>970.95</text:p>
          </table:table-cell>
          <table:table-cell table:formula="of:=[.B154]-[.$B$1]" office:value-type="float" office:value="79.2">
            <text:p>79.2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2.81">
            <text:p>82.81</text:p>
          </table:table-cell>
          <table:table-cell/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971.47">
            <text:p>971.47</text:p>
          </table:table-cell>
          <table:table-cell table:formula="of:=[.B155]-[.$B$1]" office:value-type="float" office:value="79.72">
            <text:p>79.72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2.87">
            <text:p>82.87</text:p>
          </table:table-cell>
          <table:table-cell/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971.98">
            <text:p>971.98</text:p>
          </table:table-cell>
          <table:table-cell table:formula="of:=[.B156]-[.$B$1]" office:value-type="float" office:value="80.23">
            <text:p>80.23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2.94">
            <text:p>82.94</text:p>
          </table:table-cell>
          <table:table-cell/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972.5">
            <text:p>972.5</text:p>
          </table:table-cell>
          <table:table-cell table:formula="of:=[.B157]-[.$B$1]" office:value-type="float" office:value="80.75">
            <text:p>80.75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3.06">
            <text:p>83.06</text:p>
          </table:table-cell>
          <table:table-cell/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973.02">
            <text:p>973.02</text:p>
          </table:table-cell>
          <table:table-cell table:formula="of:=[.B158]-[.$B$1]" office:value-type="float" office:value="81.27">
            <text:p>81.27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3.12">
            <text:p>83.12</text:p>
          </table:table-cell>
          <table:table-cell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973.54">
            <text:p>973.54</text:p>
          </table:table-cell>
          <table:table-cell table:formula="of:=[.B159]-[.$B$1]" office:value-type="float" office:value="81.79">
            <text:p>81.79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3.19">
            <text:p>83.19</text:p>
          </table:table-cell>
          <table:table-cell/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974.06">
            <text:p>974.06</text:p>
          </table:table-cell>
          <table:table-cell table:formula="of:=[.B160]-[.$B$1]" office:value-type="float" office:value="82.3099999999999">
            <text:p>82.31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3.31">
            <text:p>83.31</text:p>
          </table:table-cell>
          <table:table-cell/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974.57">
            <text:p>974.57</text:p>
          </table:table-cell>
          <table:table-cell table:formula="of:=[.B161]-[.$B$1]" office:value-type="float" office:value="82.8200000000001">
            <text:p>82.82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3.44">
            <text:p>83.44</text:p>
          </table:table-cell>
          <table:table-cell/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975.09">
            <text:p>975.09</text:p>
          </table:table-cell>
          <table:table-cell table:formula="of:=[.B162]-[.$B$1]" office:value-type="float" office:value="83.34">
            <text:p>83.34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3.5">
            <text:p>83.5</text:p>
          </table:table-cell>
          <table:table-cell/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975.61">
            <text:p>975.61</text:p>
          </table:table-cell>
          <table:table-cell table:formula="of:=[.B163]-[.$B$1]" office:value-type="float" office:value="83.86">
            <text:p>83.86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3.62">
            <text:p>83.62</text:p>
          </table:table-cell>
          <table:table-cell/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976.13">
            <text:p>976.13</text:p>
          </table:table-cell>
          <table:table-cell table:formula="of:=[.B164]-[.$B$1]" office:value-type="float" office:value="84.38">
            <text:p>84.38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3.69">
            <text:p>83.69</text:p>
          </table:table-cell>
          <table:table-cell/>
        </table:table-row>
        <table:table-row table:style-name="ro1">
          <table:table-cell office:value-type="float" office:value="1886">
            <text:p>1886</text:p>
          </table:table-cell>
          <table:table-cell office:value-type="float" office:value="976.65">
            <text:p>976.65</text:p>
          </table:table-cell>
          <table:table-cell table:formula="of:=[.B165]-[.$B$1]" office:value-type="float" office:value="84.9">
            <text:p>84.9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3.75">
            <text:p>83.75</text:p>
          </table:table-cell>
          <table:table-cell/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977.16">
            <text:p>977.16</text:p>
          </table:table-cell>
          <table:table-cell table:formula="of:=[.B166]-[.$B$1]" office:value-type="float" office:value="85.41">
            <text:p>85.41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83.87">
            <text:p>83.87</text:p>
          </table:table-cell>
          <table:table-cell/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977.68">
            <text:p>977.68</text:p>
          </table:table-cell>
          <table:table-cell table:formula="of:=[.B167]-[.$B$1]" office:value-type="float" office:value="85.9299999999999">
            <text:p>85.93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3.94">
            <text:p>83.94</text:p>
          </table:table-cell>
          <table:table-cell/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978.2">
            <text:p>978.2</text:p>
          </table:table-cell>
          <table:table-cell table:formula="of:=[.B168]-[.$B$1]" office:value-type="float" office:value="86.4500000000001">
            <text:p>86.45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4.06">
            <text:p>84.06</text:p>
          </table:table-cell>
          <table:table-cell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978.72">
            <text:p>978.72</text:p>
          </table:table-cell>
          <table:table-cell table:formula="of:=[.B169]-[.$B$1]" office:value-type="float" office:value="86.97">
            <text:p>86.97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84.12">
            <text:p>84.12</text:p>
          </table:table-cell>
          <table:table-cell/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979.23">
            <text:p>979.23</text:p>
          </table:table-cell>
          <table:table-cell table:formula="of:=[.B170]-[.$B$1]" office:value-type="float" office:value="87.48">
            <text:p>87.48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4.19">
            <text:p>84.19</text:p>
          </table:table-cell>
          <table:table-cell/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979.75">
            <text:p>979.75</text:p>
          </table:table-cell>
          <table:table-cell table:formula="of:=[.B171]-[.$B$1]" office:value-type="float" office:value="88">
            <text:p>88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84.31">
            <text:p>84.31</text:p>
          </table:table-cell>
          <table:table-cell/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980.27">
            <text:p>980.27</text:p>
          </table:table-cell>
          <table:table-cell table:formula="of:=[.B172]-[.$B$1]" office:value-type="float" office:value="88.52">
            <text:p>88.52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4.37">
            <text:p>84.37</text:p>
          </table:table-cell>
          <table:table-cell/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980.79">
            <text:p>980.79</text:p>
          </table:table-cell>
          <table:table-cell table:formula="of:=[.B173]-[.$B$1]" office:value-type="float" office:value="89.04">
            <text:p>89.04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4.44">
            <text:p>84.44</text:p>
          </table:table-cell>
          <table:table-cell/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981.3">
            <text:p>981.3</text:p>
          </table:table-cell>
          <table:table-cell table:formula="of:=[.B174]-[.$B$1]" office:value-type="float" office:value="89.55">
            <text:p>89.55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4.5">
            <text:p>84.5</text:p>
          </table:table-cell>
          <table:table-cell/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981.82">
            <text:p>981.82</text:p>
          </table:table-cell>
          <table:table-cell table:formula="of:=[.B175]-[.$B$1]" office:value-type="float" office:value="90.0700000000001">
            <text:p>90.07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4.56">
            <text:p>84.56</text:p>
          </table:table-cell>
          <table:table-cell/>
        </table:table-row>
        <table:table-row table:style-name="ro1">
          <table:table-cell office:value-type="float" office:value="1897">
            <text:p>1897</text:p>
          </table:table-cell>
          <table:table-cell office:value-type="float" office:value="982.34">
            <text:p>982.34</text:p>
          </table:table-cell>
          <table:table-cell table:formula="of:=[.B176]-[.$B$1]" office:value-type="float" office:value="90.59">
            <text:p>90.59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4.62">
            <text:p>84.62</text:p>
          </table:table-cell>
          <table:table-cell/>
        </table:table-row>
        <table:table-row table:style-name="ro1">
          <table:table-cell office:value-type="float" office:value="1898">
            <text:p>1898</text:p>
          </table:table-cell>
          <table:table-cell office:value-type="float" office:value="982.86">
            <text:p>982.86</text:p>
          </table:table-cell>
          <table:table-cell table:formula="of:=[.B177]-[.$B$1]" office:value-type="float" office:value="91.11">
            <text:p>91.11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4.75">
            <text:p>84.75</text:p>
          </table:table-cell>
          <table:table-cell/>
        </table:table-row>
        <table:table-row table:style-name="ro1">
          <table:table-cell office:value-type="float" office:value="1899">
            <text:p>1899</text:p>
          </table:table-cell>
          <table:table-cell office:value-type="float" office:value="983.37">
            <text:p>983.37</text:p>
          </table:table-cell>
          <table:table-cell table:formula="of:=[.B178]-[.$B$1]" office:value-type="float" office:value="91.62">
            <text:p>91.62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4.81">
            <text:p>84.81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983.89">
            <text:p>983.89</text:p>
          </table:table-cell>
          <table:table-cell table:formula="of:=[.B179]-[.$B$1]" office:value-type="float" office:value="92.14">
            <text:p>92.14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4.87">
            <text:p>84.87</text:p>
          </table:table-cell>
          <table:table-cell/>
        </table:table-row>
        <table:table-row table:style-name="ro1">
          <table:table-cell office:value-type="float" office:value="1901">
            <text:p>1901</text:p>
          </table:table-cell>
          <table:table-cell office:value-type="float" office:value="984.41">
            <text:p>984.41</text:p>
          </table:table-cell>
          <table:table-cell table:formula="of:=[.B180]-[.$B$1]" office:value-type="float" office:value="92.66">
            <text:p>92.66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4.94">
            <text:p>84.94</text:p>
          </table:table-cell>
          <table:table-cell/>
        </table:table-row>
        <table:table-row table:style-name="ro1">
          <table:table-cell office:value-type="float" office:value="1902">
            <text:p>1902</text:p>
          </table:table-cell>
          <table:table-cell office:value-type="float" office:value="984.93">
            <text:p>984.93</text:p>
          </table:table-cell>
          <table:table-cell table:formula="of:=[.B181]-[.$B$1]" office:value-type="float" office:value="93.1799999999999">
            <text:p>93.18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985.44">
            <text:p>985.44</text:p>
          </table:table-cell>
          <table:table-cell table:formula="of:=[.B182]-[.$B$1]" office:value-type="float" office:value="93.6900000000001">
            <text:p>93.69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5.06">
            <text:p>85.06</text:p>
          </table:table-cell>
          <table:table-cell/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985.96">
            <text:p>985.96</text:p>
          </table:table-cell>
          <table:table-cell table:formula="of:=[.B183]-[.$B$1]" office:value-type="float" office:value="94.21">
            <text:p>94.21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5.12">
            <text:p>85.12</text:p>
          </table:table-cell>
          <table:table-cell/>
        </table:table-row>
        <table:table-row table:style-name="ro1">
          <table:table-cell office:value-type="float" office:value="1905">
            <text:p>1905</text:p>
          </table:table-cell>
          <table:table-cell office:value-type="float" office:value="986.48">
            <text:p>986.48</text:p>
          </table:table-cell>
          <table:table-cell table:formula="of:=[.B184]-[.$B$1]" office:value-type="float" office:value="94.73">
            <text:p>94.73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5.19">
            <text:p>85.19</text:p>
          </table:table-cell>
          <table:table-cell/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987">
            <text:p>987</text:p>
          </table:table-cell>
          <table:table-cell table:formula="of:=[.B185]-[.$B$1]" office:value-type="float" office:value="95.25">
            <text:p>95.25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5.25">
            <text:p>85.25</text:p>
          </table:table-cell>
          <table:table-cell/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987.51">
            <text:p>987.51</text:p>
          </table:table-cell>
          <table:table-cell table:formula="of:=[.B186]-[.$B$1]" office:value-type="float" office:value="95.76">
            <text:p>95.76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5.31">
            <text:p>85.31</text:p>
          </table:table-cell>
          <table:table-cell/>
        </table:table-row>
        <table:table-row table:style-name="ro1">
          <table:table-cell office:value-type="float" office:value="1908">
            <text:p>1908</text:p>
          </table:table-cell>
          <table:table-cell office:value-type="float" office:value="988.03">
            <text:p>988.03</text:p>
          </table:table-cell>
          <table:table-cell table:formula="of:=[.B187]-[.$B$1]" office:value-type="float" office:value="96.28">
            <text:p>96.28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5.37">
            <text:p>85.37</text:p>
          </table:table-cell>
          <table:table-cell/>
        </table:table-row>
        <table:table-row table:style-name="ro1">
          <table:table-cell office:value-type="float" office:value="1909">
            <text:p>1909</text:p>
          </table:table-cell>
          <table:table-cell office:value-type="float" office:value="988.55">
            <text:p>988.55</text:p>
          </table:table-cell>
          <table:table-cell table:formula="of:=[.B188]-[.$B$1]" office:value-type="float" office:value="96.8">
            <text:p>96.8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5.44">
            <text:p>85.44</text:p>
          </table:table-cell>
          <table:table-cell/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989.07">
            <text:p>989.07</text:p>
          </table:table-cell>
          <table:table-cell table:formula="of:=[.B189]-[.$B$1]" office:value-type="float" office:value="97.32">
            <text:p>97.32</text:p>
          </table:table-cell>
          <table:table-cell office:value-type="string">
            <text:p>3C01A816F0DA</text:p>
          </table:table-cell>
          <table:table-cell office:value-type="float" office:value="22.94">
            <text:p>22.94</text:p>
          </table:table-cell>
          <table:table-cell office:value-type="string">
            <text:p>3C01A8160617</text:p>
          </table:table-cell>
          <table:table-cell office:value-type="float" office:value="85.5">
            <text:p>85.5</text:p>
          </table:table-cell>
          <table:table-cell/>
        </table:table-row>
        <table:table-row table:style-name="ro1">
          <table:table-cell office:value-type="float" office:value="1911">
            <text:p>1911</text:p>
          </table:table-cell>
          <table:table-cell office:value-type="float" office:value="989.59">
            <text:p>989.59</text:p>
          </table:table-cell>
          <table:table-cell table:formula="of:=[.B190]-[.$B$1]" office:value-type="float" office:value="97.84">
            <text:p>97.84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5.56">
            <text:p>85.56</text:p>
          </table:table-cell>
          <table:table-cell/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990.1">
            <text:p>990.1</text:p>
          </table:table-cell>
          <table:table-cell table:formula="of:=[.B191]-[.$B$1]" office:value-type="float" office:value="98.35">
            <text:p>98.35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5.62">
            <text:p>85.62</text:p>
          </table:table-cell>
          <table:table-cell/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990.62">
            <text:p>990.62</text:p>
          </table:table-cell>
          <table:table-cell table:formula="of:=[.B192]-[.$B$1]" office:value-type="float" office:value="98.87">
            <text:p>98.87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5.69">
            <text:p>85.69</text:p>
          </table:table-cell>
          <table:table-cell/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991.14">
            <text:p>991.14</text:p>
          </table:table-cell>
          <table:table-cell table:formula="of:=[.B193]-[.$B$1]" office:value-type="float" office:value="99.39">
            <text:p>99.39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5.75">
            <text:p>85.75</text:p>
          </table:table-cell>
          <table:table-cell/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991.66">
            <text:p>991.66</text:p>
          </table:table-cell>
          <table:table-cell table:formula="of:=[.B194]-[.$B$1]" office:value-type="float" office:value="99.91">
            <text:p>99.91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5.81">
            <text:p>85.81</text:p>
          </table:table-cell>
          <table:table-cell/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992.17">
            <text:p>992.17</text:p>
          </table:table-cell>
          <table:table-cell table:formula="of:=[.B195]-[.$B$1]" office:value-type="float" office:value="100.42">
            <text:p>100.42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5.87">
            <text:p>85.87</text:p>
          </table:table-cell>
          <table:table-cell/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992.69">
            <text:p>992.69</text:p>
          </table:table-cell>
          <table:table-cell table:formula="of:=[.B196]-[.$B$1]" office:value-type="float" office:value="100.94">
            <text:p>100.94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5.94">
            <text:p>85.94</text:p>
          </table:table-cell>
          <table:table-cell/>
        </table:table-row>
        <table:table-row table:style-name="ro1">
          <table:table-cell office:value-type="float" office:value="1918">
            <text:p>1918</text:p>
          </table:table-cell>
          <table:table-cell office:value-type="float" office:value="993.21">
            <text:p>993.21</text:p>
          </table:table-cell>
          <table:table-cell table:formula="of:=[.B197]-[.$B$1]" office:value-type="float" office:value="101.46">
            <text:p>101.46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1919">
            <text:p>1919</text:p>
          </table:table-cell>
          <table:table-cell office:value-type="float" office:value="993.73">
            <text:p>993.73</text:p>
          </table:table-cell>
          <table:table-cell table:formula="of:=[.B198]-[.$B$1]" office:value-type="float" office:value="101.98">
            <text:p>101.98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6.06">
            <text:p>86.06</text:p>
          </table:table-cell>
          <table:table-cell/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994.24">
            <text:p>994.24</text:p>
          </table:table-cell>
          <table:table-cell table:formula="of:=[.B199]-[.$B$1]" office:value-type="float" office:value="102.49">
            <text:p>102.49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6.12">
            <text:p>86.12</text:p>
          </table:table-cell>
          <table:table-cell/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994.76">
            <text:p>994.76</text:p>
          </table:table-cell>
          <table:table-cell table:formula="of:=[.B200]-[.$B$1]" office:value-type="float" office:value="103.01">
            <text:p>103.01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6.19">
            <text:p>86.19</text:p>
          </table:table-cell>
          <table:table-cell/>
        </table:table-row>
        <table:table-row table:style-name="ro1">
          <table:table-cell office:value-type="float" office:value="1922">
            <text:p>1922</text:p>
          </table:table-cell>
          <table:table-cell office:value-type="float" office:value="995.28">
            <text:p>995.28</text:p>
          </table:table-cell>
          <table:table-cell table:formula="of:=[.B201]-[.$B$1]" office:value-type="float" office:value="103.53">
            <text:p>103.53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6.25">
            <text:p>86.25</text:p>
          </table:table-cell>
          <table:table-cell/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995.8">
            <text:p>995.8</text:p>
          </table:table-cell>
          <table:table-cell table:formula="of:=[.B202]-[.$B$1]" office:value-type="float" office:value="104.05">
            <text:p>104.05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6.31">
            <text:p>86.31</text:p>
          </table:table-cell>
          <table:table-cell/>
        </table:table-row>
        <table:table-row table:style-name="ro1">
          <table:table-cell office:value-type="float" office:value="1924">
            <text:p>1924</text:p>
          </table:table-cell>
          <table:table-cell office:value-type="float" office:value="996.32">
            <text:p>996.32</text:p>
          </table:table-cell>
          <table:table-cell table:formula="of:=[.B203]-[.$B$1]" office:value-type="float" office:value="104.57">
            <text:p>104.57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6.31">
            <text:p>86.31</text:p>
          </table:table-cell>
          <table:table-cell/>
        </table:table-row>
        <table:table-row table:style-name="ro1">
          <table:table-cell office:value-type="float" office:value="1925">
            <text:p>1925</text:p>
          </table:table-cell>
          <table:table-cell office:value-type="float" office:value="996.83">
            <text:p>996.83</text:p>
          </table:table-cell>
          <table:table-cell table:formula="of:=[.B204]-[.$B$1]" office:value-type="float" office:value="105.08">
            <text:p>105.08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6.37">
            <text:p>86.37</text:p>
          </table:table-cell>
          <table:table-cell/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997.35">
            <text:p>997.35</text:p>
          </table:table-cell>
          <table:table-cell table:formula="of:=[.B205]-[.$B$1]" office:value-type="float" office:value="105.6">
            <text:p>105.6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6.44">
            <text:p>86.44</text:p>
          </table:table-cell>
          <table:table-cell/>
        </table:table-row>
        <table:table-row table:style-name="ro1">
          <table:table-cell office:value-type="float" office:value="1927">
            <text:p>1927</text:p>
          </table:table-cell>
          <table:table-cell office:value-type="float" office:value="997.87">
            <text:p>997.87</text:p>
          </table:table-cell>
          <table:table-cell table:formula="of:=[.B206]-[.$B$1]" office:value-type="float" office:value="106.12">
            <text:p>106.12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6.5">
            <text:p>86.5</text:p>
          </table:table-cell>
          <table:table-cell/>
        </table:table-row>
        <table:table-row table:style-name="ro1">
          <table:table-cell office:value-type="float" office:value="1928">
            <text:p>1928</text:p>
          </table:table-cell>
          <table:table-cell office:value-type="float" office:value="998.39">
            <text:p>998.39</text:p>
          </table:table-cell>
          <table:table-cell table:formula="of:=[.B207]-[.$B$1]" office:value-type="float" office:value="106.64">
            <text:p>106.64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6.5">
            <text:p>86.5</text:p>
          </table:table-cell>
          <table:table-cell/>
        </table:table-row>
        <table:table-row table:style-name="ro1">
          <table:table-cell office:value-type="float" office:value="1929">
            <text:p>1929</text:p>
          </table:table-cell>
          <table:table-cell office:value-type="float" office:value="998.9">
            <text:p>998.9</text:p>
          </table:table-cell>
          <table:table-cell table:formula="of:=[.B208]-[.$B$1]" office:value-type="float" office:value="107.15">
            <text:p>107.15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6.56">
            <text:p>86.56</text:p>
          </table:table-cell>
          <table:table-cell/>
        </table:table-row>
        <table:table-row table:style-name="ro1">
          <table:table-cell office:value-type="float" office:value="1930">
            <text:p>1930</text:p>
          </table:table-cell>
          <table:table-cell office:value-type="float" office:value="999.42">
            <text:p>999.42</text:p>
          </table:table-cell>
          <table:table-cell table:formula="of:=[.B209]-[.$B$1]" office:value-type="float" office:value="107.67">
            <text:p>107.67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6.62">
            <text:p>86.62</text:p>
          </table:table-cell>
          <table:table-cell/>
        </table:table-row>
        <table:table-row table:style-name="ro1">
          <table:table-cell office:value-type="float" office:value="1931">
            <text:p>1931</text:p>
          </table:table-cell>
          <table:table-cell office:value-type="float" office:value="999.94">
            <text:p>999.94</text:p>
          </table:table-cell>
          <table:table-cell table:formula="of:=[.B210]-[.$B$1]" office:value-type="float" office:value="108.19">
            <text:p>108.19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86.69">
            <text:p>86.69</text:p>
          </table:table-cell>
          <table:table-cell/>
        </table:table-row>
        <table:table-row table:style-name="ro1">
          <table:table-cell office:value-type="float" office:value="1932">
            <text:p>1932</text:p>
          </table:table-cell>
          <table:table-cell office:value-type="float" office:value="1000.46">
            <text:p>1000.46</text:p>
          </table:table-cell>
          <table:table-cell table:formula="of:=[.B211]-[.$B$1]" office:value-type="float" office:value="108.71">
            <text:p>108.71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6.75">
            <text:p>86.75</text:p>
          </table:table-cell>
          <table:table-cell/>
        </table:table-row>
        <table:table-row table:style-name="ro1">
          <table:table-cell office:value-type="float" office:value="1933">
            <text:p>1933</text:p>
          </table:table-cell>
          <table:table-cell office:value-type="float" office:value="1000.97">
            <text:p>1000.97</text:p>
          </table:table-cell>
          <table:table-cell table:formula="of:=[.B212]-[.$B$1]" office:value-type="float" office:value="109.22">
            <text:p>109.22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6.81">
            <text:p>86.81</text:p>
          </table:table-cell>
          <table:table-cell/>
        </table:table-row>
        <table:table-row table:style-name="ro1">
          <table:table-cell office:value-type="float" office:value="1934">
            <text:p>1934</text:p>
          </table:table-cell>
          <table:table-cell office:value-type="float" office:value="1001.49">
            <text:p>1001.49</text:p>
          </table:table-cell>
          <table:table-cell table:formula="of:=[.B213]-[.$B$1]" office:value-type="float" office:value="109.74">
            <text:p>109.74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6.87">
            <text:p>86.87</text:p>
          </table:table-cell>
          <table:table-cell/>
        </table:table-row>
        <table:table-row table:style-name="ro1">
          <table:table-cell office:value-type="float" office:value="1935">
            <text:p>1935</text:p>
          </table:table-cell>
          <table:table-cell office:value-type="float" office:value="1002.01">
            <text:p>1002.01</text:p>
          </table:table-cell>
          <table:table-cell table:formula="of:=[.B214]-[.$B$1]" office:value-type="float" office:value="110.26">
            <text:p>110.26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6.87">
            <text:p>86.87</text:p>
          </table:table-cell>
          <table:table-cell/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1002.53">
            <text:p>1002.53</text:p>
          </table:table-cell>
          <table:table-cell table:formula="of:=[.B215]-[.$B$1]" office:value-type="float" office:value="110.78">
            <text:p>110.78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6.94">
            <text:p>86.94</text:p>
          </table:table-cell>
          <table:table-cell/>
        </table:table-row>
        <table:table-row table:style-name="ro1">
          <table:table-cell office:value-type="float" office:value="1937">
            <text:p>1937</text:p>
          </table:table-cell>
          <table:table-cell office:value-type="float" office:value="1003.04">
            <text:p>1003.04</text:p>
          </table:table-cell>
          <table:table-cell table:formula="of:=[.B216]-[.$B$1]" office:value-type="float" office:value="111.29">
            <text:p>111.29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1003.56">
            <text:p>1003.56</text:p>
          </table:table-cell>
          <table:table-cell table:formula="of:=[.B217]-[.$B$1]" office:value-type="float" office:value="111.81">
            <text:p>111.81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1939">
            <text:p>1939</text:p>
          </table:table-cell>
          <table:table-cell office:value-type="float" office:value="1004.08">
            <text:p>1004.08</text:p>
          </table:table-cell>
          <table:table-cell table:formula="of:=[.B218]-[.$B$1]" office:value-type="float" office:value="112.33">
            <text:p>112.33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7.06">
            <text:p>87.06</text:p>
          </table:table-cell>
          <table:table-cell/>
        </table:table-row>
        <table:table-row table:style-name="ro1">
          <table:table-cell office:value-type="float" office:value="1940">
            <text:p>1940</text:p>
          </table:table-cell>
          <table:table-cell office:value-type="float" office:value="1004.6">
            <text:p>1004.6</text:p>
          </table:table-cell>
          <table:table-cell table:formula="of:=[.B219]-[.$B$1]" office:value-type="float" office:value="112.85">
            <text:p>112.85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7.12">
            <text:p>87.12</text:p>
          </table:table-cell>
          <table:table-cell/>
        </table:table-row>
        <table:table-row table:style-name="ro1">
          <table:table-cell office:value-type="float" office:value="1941">
            <text:p>1941</text:p>
          </table:table-cell>
          <table:table-cell office:value-type="float" office:value="1005.11">
            <text:p>1005.11</text:p>
          </table:table-cell>
          <table:table-cell table:formula="of:=[.B220]-[.$B$1]" office:value-type="float" office:value="113.36">
            <text:p>113.36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7.19">
            <text:p>87.19</text:p>
          </table:table-cell>
          <table:table-cell/>
        </table:table-row>
        <table:table-row table:style-name="ro1">
          <table:table-cell office:value-type="float" office:value="1942">
            <text:p>1942</text:p>
          </table:table-cell>
          <table:table-cell office:value-type="float" office:value="1005.63">
            <text:p>1005.63</text:p>
          </table:table-cell>
          <table:table-cell table:formula="of:=[.B221]-[.$B$1]" office:value-type="float" office:value="113.88">
            <text:p>113.88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7.19">
            <text:p>87.19</text:p>
          </table:table-cell>
          <table:table-cell/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1006.15">
            <text:p>1006.15</text:p>
          </table:table-cell>
          <table:table-cell table:formula="of:=[.B222]-[.$B$1]" office:value-type="float" office:value="114.4">
            <text:p>114.4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7.31">
            <text:p>87.31</text:p>
          </table:table-cell>
          <table:table-cell/>
        </table:table-row>
        <table:table-row table:style-name="ro1">
          <table:table-cell office:value-type="float" office:value="1944">
            <text:p>1944</text:p>
          </table:table-cell>
          <table:table-cell office:value-type="float" office:value="1006.67">
            <text:p>1006.67</text:p>
          </table:table-cell>
          <table:table-cell table:formula="of:=[.B223]-[.$B$1]" office:value-type="float" office:value="114.92">
            <text:p>114.92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7.31">
            <text:p>87.31</text:p>
          </table:table-cell>
          <table:table-cell/>
        </table:table-row>
        <table:table-row table:style-name="ro1">
          <table:table-cell office:value-type="float" office:value="1945">
            <text:p>1945</text:p>
          </table:table-cell>
          <table:table-cell office:value-type="float" office:value="1007.18">
            <text:p>1007.18</text:p>
          </table:table-cell>
          <table:table-cell table:formula="of:=[.B224]-[.$B$1]" office:value-type="float" office:value="115.43">
            <text:p>115.43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87.37">
            <text:p>87.37</text:p>
          </table:table-cell>
          <table:table-cell/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1007.7">
            <text:p>1007.7</text:p>
          </table:table-cell>
          <table:table-cell table:formula="of:=[.B225]-[.$B$1]" office:value-type="float" office:value="115.95">
            <text:p>115.95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7.44">
            <text:p>87.44</text:p>
          </table:table-cell>
          <table:table-cell/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1008.22">
            <text:p>1008.22</text:p>
          </table:table-cell>
          <table:table-cell table:formula="of:=[.B226]-[.$B$1]" office:value-type="float" office:value="116.47">
            <text:p>116.47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7.44">
            <text:p>87.44</text:p>
          </table:table-cell>
          <table:table-cell/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1008.74">
            <text:p>1008.74</text:p>
          </table:table-cell>
          <table:table-cell table:formula="of:=[.B227]-[.$B$1]" office:value-type="float" office:value="116.99">
            <text:p>116.99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7.5">
            <text:p>87.5</text:p>
          </table:table-cell>
          <table:table-cell/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1009.26">
            <text:p>1009.26</text:p>
          </table:table-cell>
          <table:table-cell table:formula="of:=[.B228]-[.$B$1]" office:value-type="float" office:value="117.51">
            <text:p>117.51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7.56">
            <text:p>87.56</text:p>
          </table:table-cell>
          <table:table-cell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1009.77">
            <text:p>1009.77</text:p>
          </table:table-cell>
          <table:table-cell table:formula="of:=[.B229]-[.$B$1]" office:value-type="float" office:value="118.02">
            <text:p>118.02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7.62">
            <text:p>87.62</text:p>
          </table:table-cell>
          <table:table-cell/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1010.29">
            <text:p>1010.29</text:p>
          </table:table-cell>
          <table:table-cell table:formula="of:=[.B230]-[.$B$1]" office:value-type="float" office:value="118.54">
            <text:p>118.54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7.62">
            <text:p>87.62</text:p>
          </table:table-cell>
          <table:table-cell/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1010.81">
            <text:p>1010.81</text:p>
          </table:table-cell>
          <table:table-cell table:formula="of:=[.B231]-[.$B$1]" office:value-type="float" office:value="119.06">
            <text:p>119.06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87.69">
            <text:p>87.69</text:p>
          </table:table-cell>
          <table:table-cell/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1011.33">
            <text:p>1011.33</text:p>
          </table:table-cell>
          <table:table-cell table:formula="of:=[.B232]-[.$B$1]" office:value-type="float" office:value="119.58">
            <text:p>119.58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87.75">
            <text:p>87.75</text:p>
          </table:table-cell>
          <table:table-cell/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1011.84">
            <text:p>1011.84</text:p>
          </table:table-cell>
          <table:table-cell table:formula="of:=[.B233]-[.$B$1]" office:value-type="float" office:value="120.09">
            <text:p>120.09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87.81">
            <text:p>87.81</text:p>
          </table:table-cell>
          <table:table-cell/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1012.36">
            <text:p>1012.36</text:p>
          </table:table-cell>
          <table:table-cell table:formula="of:=[.B234]-[.$B$1]" office:value-type="float" office:value="120.61">
            <text:p>120.61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7.81">
            <text:p>87.81</text:p>
          </table:table-cell>
          <table:table-cell/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1012.88">
            <text:p>1012.88</text:p>
          </table:table-cell>
          <table:table-cell table:formula="of:=[.B235]-[.$B$1]" office:value-type="float" office:value="121.13">
            <text:p>121.13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87.87">
            <text:p>87.87</text:p>
          </table:table-cell>
          <table:table-cell/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1013.4">
            <text:p>1013.4</text:p>
          </table:table-cell>
          <table:table-cell table:formula="of:=[.B236]-[.$B$1]" office:value-type="float" office:value="121.65">
            <text:p>121.65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87.94">
            <text:p>87.94</text:p>
          </table:table-cell>
          <table:table-cell/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1013.91">
            <text:p>1013.91</text:p>
          </table:table-cell>
          <table:table-cell table:formula="of:=[.B237]-[.$B$1]" office:value-type="float" office:value="122.16">
            <text:p>122.16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1014.43">
            <text:p>1014.43</text:p>
          </table:table-cell>
          <table:table-cell table:formula="of:=[.B238]-[.$B$1]" office:value-type="float" office:value="122.68">
            <text:p>122.68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88">
            <text:p>88</text:p>
          </table:table-cell>
          <table:table-cell/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1014.95">
            <text:p>1014.95</text:p>
          </table:table-cell>
          <table:table-cell table:formula="of:=[.B239]-[.$B$1]" office:value-type="float" office:value="123.2">
            <text:p>123.2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88.06">
            <text:p>88.06</text:p>
          </table:table-cell>
          <table:table-cell/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1015.47">
            <text:p>1015.47</text:p>
          </table:table-cell>
          <table:table-cell table:formula="of:=[.B240]-[.$B$1]" office:value-type="float" office:value="123.72">
            <text:p>123.72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88.12">
            <text:p>88.12</text:p>
          </table:table-cell>
          <table:table-cell/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1015.98">
            <text:p>1015.98</text:p>
          </table:table-cell>
          <table:table-cell table:formula="of:=[.B241]-[.$B$1]" office:value-type="float" office:value="124.23">
            <text:p>124.23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88.12">
            <text:p>88.12</text:p>
          </table:table-cell>
          <table:table-cell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016.5">
            <text:p>1016.5</text:p>
          </table:table-cell>
          <table:table-cell table:formula="of:=[.B242]-[.$B$1]" office:value-type="float" office:value="124.75">
            <text:p>124.75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88.19">
            <text:p>88.19</text:p>
          </table:table-cell>
          <table:table-cell/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1017.02">
            <text:p>1017.02</text:p>
          </table:table-cell>
          <table:table-cell table:formula="of:=[.B243]-[.$B$1]" office:value-type="float" office:value="125.27">
            <text:p>125.27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88.25">
            <text:p>88.25</text:p>
          </table:table-cell>
          <table:table-cell/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1017.54">
            <text:p>1017.54</text:p>
          </table:table-cell>
          <table:table-cell table:formula="of:=[.B244]-[.$B$1]" office:value-type="float" office:value="125.79">
            <text:p>125.79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88.25">
            <text:p>88.25</text:p>
          </table:table-cell>
          <table:table-cell/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1018.05">
            <text:p>1018.05</text:p>
          </table:table-cell>
          <table:table-cell table:formula="of:=[.B245]-[.$B$1]" office:value-type="float" office:value="126.3">
            <text:p>126.3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88.31">
            <text:p>88.31</text:p>
          </table:table-cell>
          <table:table-cell/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1018.57">
            <text:p>1018.57</text:p>
          </table:table-cell>
          <table:table-cell table:formula="of:=[.B246]-[.$B$1]" office:value-type="float" office:value="126.82">
            <text:p>126.82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88.31">
            <text:p>88.31</text:p>
          </table:table-cell>
          <table:table-cell/>
        </table:table-row>
        <table:table-row table:style-name="ro1">
          <table:table-cell office:value-type="float" office:value="1968">
            <text:p>1968</text:p>
          </table:table-cell>
          <table:table-cell office:value-type="float" office:value="1019.09">
            <text:p>1019.09</text:p>
          </table:table-cell>
          <table:table-cell table:formula="of:=[.B247]-[.$B$1]" office:value-type="float" office:value="127.34">
            <text:p>127.34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88.37">
            <text:p>88.37</text:p>
          </table:table-cell>
          <table:table-cell/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1019.61">
            <text:p>1019.61</text:p>
          </table:table-cell>
          <table:table-cell table:formula="of:=[.B248]-[.$B$1]" office:value-type="float" office:value="127.86">
            <text:p>127.86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88.44">
            <text:p>88.44</text:p>
          </table:table-cell>
          <table:table-cell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1020.13">
            <text:p>1020.13</text:p>
          </table:table-cell>
          <table:table-cell table:formula="of:=[.B249]-[.$B$1]" office:value-type="float" office:value="128.38">
            <text:p>128.38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88.5">
            <text:p>88.5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6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6107" number:language="de" number:country="CH">
      <number:day number:style="long"/>
      <number:text>. </number:text>
      <number:month number:textual="true"/>
    </number:date-style>
    <number:date-style style:name="N16108" number:language="de" number:country="CH">
      <number:month number:textual="true"/>
      <number:text> </number:text>
      <number:year/>
    </number:date-style>
    <number:time-style style:name="N16109" number:language="de" number:country="CH">
      <number:hours/>
      <number:text>:</number:text>
      <number:minutes number:style="long"/>
      <number:text> </number:text>
      <number:am-pm/>
    </number:time-style>
    <number:time-style style:name="N16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de" number:country="CH">
      <number:text>SFr. </number:text>
      <number:number number:decimal-places="0" number:min-integer-digits="1" number:grouping="true"/>
    </number:number-style>
    <number:number-style style:name="N16112" number:language="de" number:country="CH">
      <number:text>SFr. -</number:text>
      <number:number number:decimal-places="0" number:min-integer-digits="1" number:grouping="true"/>
      <style:map style:condition="value()&gt;=0" style:apply-style-name="N16112P0"/>
    </number:number-style>
    <number:number-style style:name="N16113P0" style:volatile="true" number:language="de" number:country="CH">
      <number:text>SFr. </number:text>
      <number:number number:decimal-places="0" number:min-integer-digits="1" number:grouping="true"/>
    </number:number-style>
    <number:number-style style:name="N16113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de" number:country="CH">
      <number:text>SFr. </number:text>
      <number:number number:decimal-places="2" number:min-integer-digits="1" number:grouping="true"/>
    </number:number-style>
    <number:number-style style:name="N16114" number:language="de" number:country="CH">
      <number:text>SFr. -</number:text>
      <number:number number:decimal-places="2" number:min-integer-digits="1" number:grouping="true"/>
      <style:map style:condition="value()&gt;=0" style:apply-style-name="N16114P0"/>
    </number:number-style>
    <number:number-style style:name="N16115P0" style:volatile="true" number:language="de" number:country="CH">
      <number:text>SFr. </number:text>
      <number:number number:decimal-places="2" number:min-integer-digits="1" number:grouping="true"/>
    </number:number-style>
    <number:number-style style:name="N16115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6115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0">20.11.2020</text:date>, <text:time>18:35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Thomas </dc:creator>
    <dc:date>2020-11-20T18:35:56.99</dc:date>
    <meta:editing-cycles>3</meta:editing-cycles>
    <meta:editing-duration>PT6M30S</meta:editing-duration>
    <meta:generator>OpenOffice/4.1.2$Win32 OpenOffice.org_project/412m3$Build-9782</meta:generator>
    <meta:document-statistic meta:table-count="1" meta:cell-count="17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20.937cm" svg:height="13.283cm" xlink:href=".." xlink:type="simple" chart:class="chart:line" chart:style-name="ch1">
        <chart:legend chart:legend-position="end" svg:x="18.746cm" svg:y="6.329cm" style:legend-expansion="high" chart:style-name="ch2"/>
        <chart:plot-area chart:style-name="ch3" table:cell-range-address="Tabelle1.G1:Tabelle1.G249" chart:data-source-has-labels="row" svg:x="0.868cm" svg:y="1.195cm" svg:width="17.042cm" svg:height="11.403cm">
          <chartooo:coordinate-region svg:x="1.675cm" svg:y="1.408cm" svg:width="16.085cm" svg:height="10.0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G2:Tabelle1.G249" chart:label-cell-address="Tabelle1.G1:Tabelle1.G1" chart:class="chart:line">
            <chart:data-point chart:repeated="2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7.69</text:p>
                <draw:g>
                  <svg:desc>Tabelle1.G1:Tabelle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.69">
                <text:p>27.69</text:p>
                <draw:g>
                  <svg:desc>Tabelle1.G2:Tabelle1.G2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87">
                <text:p>27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37">
                <text:p>28.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94">
                <text:p>28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31">
                <text:p>29.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.69">
                <text:p>29.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.62">
                <text:p>30.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.38">
                <text:p>32.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.06">
                <text:p>33.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.81">
                <text:p>33.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63">
                <text:p>34.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5.44">
                <text:p>35.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31">
                <text:p>36.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19">
                <text:p>37.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.06">
                <text:p>38.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.94">
                <text:p>38.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.81">
                <text:p>39.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.69">
                <text:p>40.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.56">
                <text:p>41.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.38">
                <text:p>43.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25">
                <text:p>44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.13">
                <text:p>45.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.94">
                <text:p>45.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.63">
                <text:p>47.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8.44">
                <text:p>48.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2.94">
                <text:p>52.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.69">
                <text:p>53.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44">
                <text:p>54.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5.06">
                <text:p>55.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.44">
                <text:p>56.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.13">
                <text:p>57.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.75">
                <text:p>57.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.31">
                <text:p>58.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.94">
                <text:p>58.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.56">
                <text:p>59.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.13">
                <text:p>60.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.69">
                <text:p>60.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.81">
                <text:p>61.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.31">
                <text:p>62.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.81">
                <text:p>62.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.31">
                <text:p>63.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.81">
                <text:p>63.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.31">
                <text:p>64.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4.81">
                <text:p>64.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.25">
                <text:p>65.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5.69">
                <text:p>65.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6.56">
                <text:p>66.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.44">
                <text:p>67.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7.81">
                <text:p>67.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8.25">
                <text:p>68.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8.62">
                <text:p>68.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8.94">
                <text:p>68.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9.31">
                <text:p>69.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9.69">
                <text:p>69.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.06">
                <text:p>70.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.37">
                <text:p>70.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0.69">
                <text:p>70.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1.31">
                <text:p>71.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1.62">
                <text:p>71.6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.94">
                <text:p>71.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2.56">
                <text:p>72.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2.81">
                <text:p>72.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3.06">
                <text:p>73.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.37">
                <text:p>73.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3.62">
                <text:p>73.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3.87">
                <text:p>73.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4.12">
                <text:p>74.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4.37">
                <text:p>74.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56">
                <text:p>74.5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4.81">
                <text:p>74.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.31">
                <text:p>75.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5.25">
                <text:p>75.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5.44">
                <text:p>75.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5.69">
                <text:p>75.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5.87">
                <text:p>75.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6.12">
                <text:p>76.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6.31">
                <text:p>76.3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6.69">
                <text:p>76.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6.87">
                <text:p>76.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7.06">
                <text:p>77.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7.25">
                <text:p>77.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7.44">
                <text:p>77.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62">
                <text:p>77.6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7.94">
                <text:p>77.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.12">
                <text:p>78.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8.25">
                <text:p>78.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8.37">
                <text:p>78.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8.56">
                <text:p>78.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8.69">
                <text:p>78.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8.87">
                <text:p>78.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9.12">
                <text:p>79.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9.31">
                <text:p>79.3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.44">
                <text:p>79.4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9.62">
                <text:p>79.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9.87">
                <text:p>79.8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0.12">
                <text:p>80.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0.37">
                <text:p>80.3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0.56">
                <text:p>80.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0.69">
                <text:p>80.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0.81">
                <text:p>80.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0.94">
                <text:p>80.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1.06">
                <text:p>81.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81.19">
                <text:p>81.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1.31">
                <text:p>81.3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1.37">
                <text:p>81.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1.62">
                <text:p>81.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1.87">
                <text:p>81.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81.94">
                <text:p>81.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2.06">
                <text:p>82.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2.19">
                <text:p>82.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2.25">
                <text:p>82.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2.37">
                <text:p>82.3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2.44">
                <text:p>82.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2.56">
                <text:p>82.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2.69">
                <text:p>82.6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2.81">
                <text:p>82.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2.87">
                <text:p>82.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2.94">
                <text:p>82.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3.06">
                <text:p>83.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3.12">
                <text:p>83.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3.19">
                <text:p>83.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3.31">
                <text:p>83.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3.44">
                <text:p>83.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3.62">
                <text:p>83.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3.69">
                <text:p>83.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3.87">
                <text:p>83.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.94">
                <text:p>83.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4.06">
                <text:p>84.0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.12">
                <text:p>84.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.19">
                <text:p>84.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.31">
                <text:p>84.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4.37">
                <text:p>84.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4.44">
                <text:p>84.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4.56">
                <text:p>84.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4.62">
                <text:p>84.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4.75">
                <text:p>84.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4.81">
                <text:p>84.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4.94">
                <text:p>84.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5.06">
                <text:p>85.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5.12">
                <text:p>85.1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5.19">
                <text:p>85.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5.25">
                <text:p>85.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5.31">
                <text:p>85.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5.37">
                <text:p>85.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5.44">
                <text:p>85.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5.56">
                <text:p>85.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5.62">
                <text:p>85.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5.69">
                <text:p>85.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5.75">
                <text:p>85.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5.81">
                <text:p>85.8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5.87">
                <text:p>85.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5.94">
                <text:p>85.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6.06">
                <text:p>86.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6.12">
                <text:p>86.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6.19">
                <text:p>86.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6.31">
                <text:p>86.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6.31">
                <text:p>86.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6.37">
                <text:p>86.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6.44">
                <text:p>86.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6.56">
                <text:p>86.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6.62">
                <text:p>86.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6.69">
                <text:p>86.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6.75">
                <text:p>86.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6.81">
                <text:p>86.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6.87">
                <text:p>86.8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6.87">
                <text:p>86.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6.94">
                <text:p>86.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7.06">
                <text:p>87.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7.12">
                <text:p>87.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7.19">
                <text:p>87.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7.19">
                <text:p>87.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7.31">
                <text:p>87.3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7.31">
                <text:p>87.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7.37">
                <text:p>87.3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7.44">
                <text:p>87.4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7.44">
                <text:p>87.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7.56">
                <text:p>87.5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7.62">
                <text:p>87.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7.62">
                <text:p>87.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7.69">
                <text:p>87.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7.75">
                <text:p>87.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7.81">
                <text:p>87.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7.81">
                <text:p>87.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7.87">
                <text:p>87.8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7.94">
                <text:p>87.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8.06">
                <text:p>88.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8.12">
                <text:p>88.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8.12">
                <text:p>88.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8.19">
                <text:p>88.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8.25">
                <text:p>88.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8.25">
                <text:p>88.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8.31">
                <text:p>88.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8.31">
                <text:p>88.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8.37">
                <text:p>88.3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8.44">
                <text:p>88.4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8.5">
                <text:p>88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18cm" svg:height="11cm" xlink:href=".." xlink:type="simple" chart:class="chart:scatter" chart:style-name="ch1">
        <chart:legend chart:legend-position="end" svg:x="18.825cm" svg:y="5.188cm" style:legend-expansion="high" chart:style-name="ch2"/>
        <chart:plot-area chart:style-name="ch3" table:cell-range-address="Tabelle1.C1:Tabelle1.C249 Tabelle1.G1:Tabelle1.G249" svg:x="1.468cm" svg:y="1.015cm" svg:width="16.497cm" svg:height="8.757cm">
          <chartooo:coordinate-region svg:x="2.275cm" svg:y="1.227cm" svg:width="15.41cm" svg:height="7.872cm"/>
          <chart:axis chart:dimension="x" chart:name="primary-x" chart:style-name="ch4">
            <chart:title svg:x="9.474cm" svg:y="9.993cm" chart:style-name="ch5">
              <text:p>°C</text:p>
            </chart:title>
          </chart:axis>
          <chart:axis chart:dimension="y" chart:name="primary-y" chart:style-name="ch4">
            <chart:title svg:x="0.451cm" svg:y="5.543cm" chart:style-name="ch6">
              <text:p>s</text:p>
            </chart:title>
            <chart:grid chart:style-name="ch7" chart:class="major"/>
          </chart:axis>
          <chart:series chart:style-name="ch8" chart:values-cell-range-address="Tabelle1.G1:Tabelle1.G249" chart:class="chart:scatter">
            <chart:domain table:cell-range-address="Tabelle1.C1:Tabelle1.C249"/>
            <chart:data-point chart:repeated="24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C1:Tabelle1.C249</svg:desc>
                </draw:g>
              </table:table-cell>
              <table:table-cell office:value-type="float" office:value="27.69">
                <text:p>27.69</text:p>
                <draw:g>
                  <svg:desc>Tabelle1.G1:Tabelle1.G2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9999999999982">
                <text:p>0.519999999999982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3999999999996">
                <text:p>1.03999999999996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4999999999995">
                <text:p>1.54999999999995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7000000000005">
                <text:p>2.07000000000005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9000000000003">
                <text:p>2.59000000000003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11000000000001">
                <text:p>3.11000000000001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3">
                <text:p>3.63</text:p>
              </table:table-cell>
              <table:table-cell office:value-type="float" office:value="27.56">
                <text:p>27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3999999999999">
                <text:p>4.13999999999999</text:p>
              </table:table-cell>
              <table:table-cell office:value-type="float" office:value="27.62">
                <text:p>27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5999999999997">
                <text:p>4.65999999999997</text:p>
              </table:table-cell>
              <table:table-cell office:value-type="float" office:value="27.69">
                <text:p>27.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17999999999995">
                <text:p>5.17999999999995</text:p>
              </table:table-cell>
              <table:table-cell office:value-type="float" office:value="27.87">
                <text:p>27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70000000000005">
                <text:p>5.70000000000005</text:p>
              </table:table-cell>
              <table:table-cell office:value-type="float" office:value="28.12">
                <text:p>28.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2000000000003">
                <text:p>6.22000000000003</text:p>
              </table:table-cell>
              <table:table-cell office:value-type="float" office:value="28.37">
                <text:p>28.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3000000000002">
                <text:p>6.73000000000002</text:p>
              </table:table-cell>
              <table:table-cell office:value-type="float" office:value="28.62">
                <text:p>28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5">
                <text:p>7.25</text:p>
              </table:table-cell>
              <table:table-cell office:value-type="float" office:value="28.94">
                <text:p>28.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6999999999998">
                <text:p>7.76999999999998</text:p>
              </table:table-cell>
              <table:table-cell office:value-type="float" office:value="29.31">
                <text:p>29.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27999999999997">
                <text:p>8.27999999999997</text:p>
              </table:table-cell>
              <table:table-cell office:value-type="float" office:value="29.69">
                <text:p>29.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79999999999995">
                <text:p>8.79999999999995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32000000000005">
                <text:p>9.32000000000005</text:p>
              </table:table-cell>
              <table:table-cell office:value-type="float" office:value="30.62">
                <text:p>30.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84000000000003">
                <text:p>9.84000000000003</text:p>
              </table:table-cell>
              <table:table-cell office:value-type="float" office:value="31.19">
                <text:p>31.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36">
                <text:p>10.36</text:p>
              </table:table-cell>
              <table:table-cell office:value-type="float" office:value="31.75">
                <text:p>31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87">
                <text:p>10.87</text:p>
              </table:table-cell>
              <table:table-cell office:value-type="float" office:value="32.38">
                <text:p>32.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39">
                <text:p>11.39</text:p>
              </table:table-cell>
              <table:table-cell office:value-type="float" office:value="33.06">
                <text:p>33.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91">
                <text:p>11.91</text:p>
              </table:table-cell>
              <table:table-cell office:value-type="float" office:value="33.81">
                <text:p>33.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43">
                <text:p>12.43</text:p>
              </table:table-cell>
              <table:table-cell office:value-type="float" office:value="34.63">
                <text:p>34.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9400000000001">
                <text:p>12.9400000000001</text:p>
              </table:table-cell>
              <table:table-cell office:value-type="float" office:value="35.44">
                <text:p>35.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46">
                <text:p>13.46</text:p>
              </table:table-cell>
              <table:table-cell office:value-type="float" office:value="36.31">
                <text:p>36.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98">
                <text:p>13.98</text:p>
              </table:table-cell>
              <table:table-cell office:value-type="float" office:value="37.19">
                <text:p>37.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5">
                <text:p>14.5</text:p>
              </table:table-cell>
              <table:table-cell office:value-type="float" office:value="38.06">
                <text:p>38.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01">
                <text:p>15.01</text:p>
              </table:table-cell>
              <table:table-cell office:value-type="float" office:value="38.94">
                <text:p>38.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53">
                <text:p>15.53</text:p>
              </table:table-cell>
              <table:table-cell office:value-type="float" office:value="39.81">
                <text:p>39.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05">
                <text:p>16.05</text:p>
              </table:table-cell>
              <table:table-cell office:value-type="float" office:value="40.69">
                <text:p>40.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57">
                <text:p>16.57</text:p>
              </table:table-cell>
              <table:table-cell office:value-type="float" office:value="41.56">
                <text:p>41.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08">
                <text:p>17.08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6">
                <text:p>17.6</text:p>
              </table:table-cell>
              <table:table-cell office:value-type="float" office:value="43.38">
                <text:p>43.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.12">
                <text:p>18.12</text:p>
              </table:table-cell>
              <table:table-cell office:value-type="float" office:value="44.25">
                <text:p>44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64">
                <text:p>18.64</text:p>
              </table:table-cell>
              <table:table-cell office:value-type="float" office:value="45.13">
                <text:p>45.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16">
                <text:p>19.16</text:p>
              </table:table-cell>
              <table:table-cell office:value-type="float" office:value="45.94">
                <text:p>45.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67">
                <text:p>19.67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1900000000001">
                <text:p>20.1900000000001</text:p>
              </table:table-cell>
              <table:table-cell office:value-type="float" office:value="47.63">
                <text:p>47.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71">
                <text:p>20.71</text:p>
              </table:table-cell>
              <table:table-cell office:value-type="float" office:value="48.44">
                <text:p>48.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22">
                <text:p>21.22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74">
                <text:p>21.7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26">
                <text:p>22.26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78">
                <text:p>22.78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3">
                <text:p>23.3</text:p>
              </table:table-cell>
              <table:table-cell office:value-type="float" office:value="52.25">
                <text:p>52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8099999999999">
                <text:p>23.8099999999999</text:p>
              </table:table-cell>
              <table:table-cell office:value-type="float" office:value="52.94">
                <text:p>52.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.33">
                <text:p>24.33</text:p>
              </table:table-cell>
              <table:table-cell office:value-type="float" office:value="53.69">
                <text:p>53.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85">
                <text:p>24.85</text:p>
              </table:table-cell>
              <table:table-cell office:value-type="float" office:value="54.44">
                <text:p>54.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.37">
                <text:p>25.37</text:p>
              </table:table-cell>
              <table:table-cell office:value-type="float" office:value="55.06">
                <text:p>55.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89">
                <text:p>25.89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.4">
                <text:p>26.4</text:p>
              </table:table-cell>
              <table:table-cell office:value-type="float" office:value="56.44">
                <text:p>56.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92">
                <text:p>26.92</text:p>
              </table:table-cell>
              <table:table-cell office:value-type="float" office:value="57.13">
                <text:p>57.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.4400000000001">
                <text:p>27.4400000000001</text:p>
              </table:table-cell>
              <table:table-cell office:value-type="float" office:value="57.75">
                <text:p>57.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96">
                <text:p>27.96</text:p>
              </table:table-cell>
              <table:table-cell office:value-type="float" office:value="58.31">
                <text:p>58.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.47">
                <text:p>28.47</text:p>
              </table:table-cell>
              <table:table-cell office:value-type="float" office:value="58.94">
                <text:p>58.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.99">
                <text:p>28.99</text:p>
              </table:table-cell>
              <table:table-cell office:value-type="float" office:value="59.56">
                <text:p>59.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51">
                <text:p>29.51</text:p>
              </table:table-cell>
              <table:table-cell office:value-type="float" office:value="60.13">
                <text:p>60.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03">
                <text:p>30.03</text:p>
              </table:table-cell>
              <table:table-cell office:value-type="float" office:value="60.69">
                <text:p>60.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54">
                <text:p>30.54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.0599999999999">
                <text:p>31.0599999999999</text:p>
              </table:table-cell>
              <table:table-cell office:value-type="float" office:value="61.81">
                <text:p>61.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.58">
                <text:p>31.58</text:p>
              </table:table-cell>
              <table:table-cell office:value-type="float" office:value="62.31">
                <text:p>62.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.1">
                <text:p>32.1</text:p>
              </table:table-cell>
              <table:table-cell office:value-type="float" office:value="62.81">
                <text:p>62.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.61">
                <text:p>32.61</text:p>
              </table:table-cell>
              <table:table-cell office:value-type="float" office:value="63.31">
                <text:p>63.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.13">
                <text:p>33.13</text:p>
              </table:table-cell>
              <table:table-cell office:value-type="float" office:value="63.81">
                <text:p>63.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.65">
                <text:p>33.65</text:p>
              </table:table-cell>
              <table:table-cell office:value-type="float" office:value="64.31">
                <text:p>64.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.17">
                <text:p>34.17</text:p>
              </table:table-cell>
              <table:table-cell office:value-type="float" office:value="64.81">
                <text:p>64.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.6799999999999">
                <text:p>34.6799999999999</text:p>
              </table:table-cell>
              <table:table-cell office:value-type="float" office:value="65.25">
                <text:p>65.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.2">
                <text:p>35.2</text:p>
              </table:table-cell>
              <table:table-cell office:value-type="float" office:value="65.69">
                <text:p>65.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.72">
                <text:p>35.72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.24">
                <text:p>36.24</text:p>
              </table:table-cell>
              <table:table-cell office:value-type="float" office:value="66.56">
                <text:p>66.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.75">
                <text:p>36.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.27">
                <text:p>37.27</text:p>
              </table:table-cell>
              <table:table-cell office:value-type="float" office:value="67.44">
                <text:p>67.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.79">
                <text:p>37.79</text:p>
              </table:table-cell>
              <table:table-cell office:value-type="float" office:value="67.81">
                <text:p>67.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.3099999999999">
                <text:p>38.3099999999999</text:p>
              </table:table-cell>
              <table:table-cell office:value-type="float" office:value="68.25">
                <text:p>68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.83">
                <text:p>38.83</text:p>
              </table:table-cell>
              <table:table-cell office:value-type="float" office:value="68.62">
                <text:p>68.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34">
                <text:p>39.34</text:p>
              </table:table-cell>
              <table:table-cell office:value-type="float" office:value="68.94">
                <text:p>68.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.86">
                <text:p>39.86</text:p>
              </table:table-cell>
              <table:table-cell office:value-type="float" office:value="69.31">
                <text:p>69.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.38">
                <text:p>40.38</text:p>
              </table:table-cell>
              <table:table-cell office:value-type="float" office:value="69.69">
                <text:p>69.6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.9">
                <text:p>40.9</text:p>
              </table:table-cell>
              <table:table-cell office:value-type="float" office:value="70.06">
                <text:p>70.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.41">
                <text:p>41.41</text:p>
              </table:table-cell>
              <table:table-cell office:value-type="float" office:value="70.37">
                <text:p>70.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.93">
                <text:p>41.93</text:p>
              </table:table-cell>
              <table:table-cell office:value-type="float" office:value="70.69">
                <text:p>70.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.45">
                <text:p>42.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.97">
                <text:p>42.97</text:p>
              </table:table-cell>
              <table:table-cell office:value-type="float" office:value="71.31">
                <text:p>71.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.48">
                <text:p>43.48</text:p>
              </table:table-cell>
              <table:table-cell office:value-type="float" office:value="71.62">
                <text:p>71.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">
                <text:p>44</text:p>
              </table:table-cell>
              <table:table-cell office:value-type="float" office:value="71.94">
                <text:p>71.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.52">
                <text:p>44.52</text:p>
              </table:table-cell>
              <table:table-cell office:value-type="float" office:value="72.25">
                <text:p>72.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.04">
                <text:p>45.04</text:p>
              </table:table-cell>
              <table:table-cell office:value-type="float" office:value="72.56">
                <text:p>72.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.55">
                <text:p>45.55</text:p>
              </table:table-cell>
              <table:table-cell office:value-type="float" office:value="72.81">
                <text:p>72.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.07">
                <text:p>46.07</text:p>
              </table:table-cell>
              <table:table-cell office:value-type="float" office:value="73.06">
                <text:p>73.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.59">
                <text:p>46.59</text:p>
              </table:table-cell>
              <table:table-cell office:value-type="float" office:value="73.37">
                <text:p>73.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.11">
                <text:p>47.11</text:p>
              </table:table-cell>
              <table:table-cell office:value-type="float" office:value="73.62">
                <text:p>73.6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.63">
                <text:p>47.63</text:p>
              </table:table-cell>
              <table:table-cell office:value-type="float" office:value="73.87">
                <text:p>73.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.14">
                <text:p>48.14</text:p>
              </table:table-cell>
              <table:table-cell office:value-type="float" office:value="74.12">
                <text:p>74.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.66">
                <text:p>48.66</text:p>
              </table:table-cell>
              <table:table-cell office:value-type="float" office:value="74.37">
                <text:p>74.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.18">
                <text:p>49.18</text:p>
              </table:table-cell>
              <table:table-cell office:value-type="float" office:value="74.56">
                <text:p>74.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.7">
                <text:p>49.7</text:p>
              </table:table-cell>
              <table:table-cell office:value-type="float" office:value="74.81">
                <text:p>74.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.21">
                <text:p>50.21</text:p>
              </table:table-cell>
              <table:table-cell office:value-type="float" office:value="75.31">
                <text:p>75.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.73">
                <text:p>50.7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.25">
                <text:p>51.25</text:p>
              </table:table-cell>
              <table:table-cell office:value-type="float" office:value="75.25">
                <text:p>75.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.77">
                <text:p>51.77</text:p>
              </table:table-cell>
              <table:table-cell office:value-type="float" office:value="75.44">
                <text:p>75.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.28">
                <text:p>52.28</text:p>
              </table:table-cell>
              <table:table-cell office:value-type="float" office:value="75.69">
                <text:p>75.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.8">
                <text:p>52.8</text:p>
              </table:table-cell>
              <table:table-cell office:value-type="float" office:value="75.87">
                <text:p>75.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.3200000000001">
                <text:p>53.3200000000001</text:p>
              </table:table-cell>
              <table:table-cell office:value-type="float" office:value="76.12">
                <text:p>76.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.84">
                <text:p>53.84</text:p>
              </table:table-cell>
              <table:table-cell office:value-type="float" office:value="76.31">
                <text:p>76.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.35">
                <text:p>54.35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.87">
                <text:p>54.87</text:p>
              </table:table-cell>
              <table:table-cell office:value-type="float" office:value="76.69">
                <text:p>76.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.39">
                <text:p>55.39</text:p>
              </table:table-cell>
              <table:table-cell office:value-type="float" office:value="76.87">
                <text:p>76.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.91">
                <text:p>55.91</text:p>
              </table:table-cell>
              <table:table-cell office:value-type="float" office:value="77.06">
                <text:p>77.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.42">
                <text:p>56.42</text:p>
              </table:table-cell>
              <table:table-cell office:value-type="float" office:value="77.25">
                <text:p>77.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.9400000000001">
                <text:p>56.9400000000001</text:p>
              </table:table-cell>
              <table:table-cell office:value-type="float" office:value="77.44">
                <text:p>77.4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.46">
                <text:p>57.46</text:p>
              </table:table-cell>
              <table:table-cell office:value-type="float" office:value="77.62">
                <text:p>77.6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.98">
                <text:p>57.98</text:p>
              </table:table-cell>
              <table:table-cell office:value-type="float" office:value="77.75">
                <text:p>77.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.5">
                <text:p>58.5</text:p>
              </table:table-cell>
              <table:table-cell office:value-type="float" office:value="77.94">
                <text:p>77.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.01">
                <text:p>59.01</text:p>
              </table:table-cell>
              <table:table-cell office:value-type="float" office:value="78.12">
                <text:p>78.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.53">
                <text:p>59.53</text:p>
              </table:table-cell>
              <table:table-cell office:value-type="float" office:value="78.25">
                <text:p>78.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.05">
                <text:p>60.05</text:p>
              </table:table-cell>
              <table:table-cell office:value-type="float" office:value="78.37">
                <text:p>78.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.5700000000001">
                <text:p>60.5700000000001</text:p>
              </table:table-cell>
              <table:table-cell office:value-type="float" office:value="78.56">
                <text:p>78.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.08">
                <text:p>61.08</text:p>
              </table:table-cell>
              <table:table-cell office:value-type="float" office:value="78.69">
                <text:p>78.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.6">
                <text:p>61.6</text:p>
              </table:table-cell>
              <table:table-cell office:value-type="float" office:value="78.87">
                <text:p>78.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2.12">
                <text:p>62.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2.64">
                <text:p>62.64</text:p>
              </table:table-cell>
              <table:table-cell office:value-type="float" office:value="79.12">
                <text:p>79.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3.15">
                <text:p>63.15</text:p>
              </table:table-cell>
              <table:table-cell office:value-type="float" office:value="79.31">
                <text:p>79.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3.67">
                <text:p>63.67</text:p>
              </table:table-cell>
              <table:table-cell office:value-type="float" office:value="79.44">
                <text:p>79.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4.1900000000001">
                <text:p>64.1900000000001</text:p>
              </table:table-cell>
              <table:table-cell office:value-type="float" office:value="79.62">
                <text:p>79.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4.71">
                <text:p>64.71</text:p>
              </table:table-cell>
              <table:table-cell office:value-type="float" office:value="79.75">
                <text:p>79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.22">
                <text:p>65.22</text:p>
              </table:table-cell>
              <table:table-cell office:value-type="float" office:value="79.87">
                <text:p>79.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.74">
                <text:p>65.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.26">
                <text:p>66.26</text:p>
              </table:table-cell>
              <table:table-cell office:value-type="float" office:value="80.12">
                <text:p>80.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.78">
                <text:p>66.78</text:p>
              </table:table-cell>
              <table:table-cell office:value-type="float" office:value="80.25">
                <text:p>80.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7.29">
                <text:p>67.29</text:p>
              </table:table-cell>
              <table:table-cell office:value-type="float" office:value="80.37">
                <text:p>80.3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7.8099999999999">
                <text:p>67.8099999999999</text:p>
              </table:table-cell>
              <table:table-cell office:value-type="float" office:value="80.44">
                <text:p>80.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.33">
                <text:p>68.33</text:p>
              </table:table-cell>
              <table:table-cell office:value-type="float" office:value="80.56">
                <text:p>80.5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.85">
                <text:p>68.85</text:p>
              </table:table-cell>
              <table:table-cell office:value-type="float" office:value="80.69">
                <text:p>80.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9.37">
                <text:p>69.37</text:p>
              </table:table-cell>
              <table:table-cell office:value-type="float" office:value="80.81">
                <text:p>80.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9.88">
                <text:p>69.88</text:p>
              </table:table-cell>
              <table:table-cell office:value-type="float" office:value="80.94">
                <text:p>80.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.4">
                <text:p>70.4</text:p>
              </table:table-cell>
              <table:table-cell office:value-type="float" office:value="81.06">
                <text:p>81.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.92">
                <text:p>70.92</text:p>
              </table:table-cell>
              <table:table-cell office:value-type="float" office:value="81.19">
                <text:p>81.1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.4400000000001">
                <text:p>71.4400000000001</text:p>
              </table:table-cell>
              <table:table-cell office:value-type="float" office:value="81.31">
                <text:p>81.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.9500000000001">
                <text:p>71.9500000000001</text:p>
              </table:table-cell>
              <table:table-cell office:value-type="float" office:value="81.37">
                <text:p>81.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2.47">
                <text:p>72.4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2.99">
                <text:p>72.99</text:p>
              </table:table-cell>
              <table:table-cell office:value-type="float" office:value="81.62">
                <text:p>81.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3.51">
                <text:p>73.51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4.02">
                <text:p>74.02</text:p>
              </table:table-cell>
              <table:table-cell office:value-type="float" office:value="81.87">
                <text:p>81.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4.54">
                <text:p>74.54</text:p>
              </table:table-cell>
              <table:table-cell office:value-type="float" office:value="81.94">
                <text:p>81.9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5.06">
                <text:p>75.06</text:p>
              </table:table-cell>
              <table:table-cell office:value-type="float" office:value="82.06">
                <text:p>82.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5.58">
                <text:p>75.58</text:p>
              </table:table-cell>
              <table:table-cell office:value-type="float" office:value="82.19">
                <text:p>82.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6.09">
                <text:p>76.09</text:p>
              </table:table-cell>
              <table:table-cell office:value-type="float" office:value="82.25">
                <text:p>82.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6.61">
                <text:p>76.61</text:p>
              </table:table-cell>
              <table:table-cell office:value-type="float" office:value="82.37">
                <text:p>82.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7.13">
                <text:p>77.13</text:p>
              </table:table-cell>
              <table:table-cell office:value-type="float" office:value="82.44">
                <text:p>82.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.65">
                <text:p>77.6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8.16">
                <text:p>78.16</text:p>
              </table:table-cell>
              <table:table-cell office:value-type="float" office:value="82.56">
                <text:p>82.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8.68">
                <text:p>78.68</text:p>
              </table:table-cell>
              <table:table-cell office:value-type="float" office:value="82.69">
                <text:p>82.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9.2">
                <text:p>79.2</text:p>
              </table:table-cell>
              <table:table-cell office:value-type="float" office:value="82.81">
                <text:p>82.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9.72">
                <text:p>79.72</text:p>
              </table:table-cell>
              <table:table-cell office:value-type="float" office:value="82.87">
                <text:p>82.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0.23">
                <text:p>80.23</text:p>
              </table:table-cell>
              <table:table-cell office:value-type="float" office:value="82.94">
                <text:p>82.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0.75">
                <text:p>80.75</text:p>
              </table:table-cell>
              <table:table-cell office:value-type="float" office:value="83.06">
                <text:p>83.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1.27">
                <text:p>81.27</text:p>
              </table:table-cell>
              <table:table-cell office:value-type="float" office:value="83.12">
                <text:p>83.1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1.79">
                <text:p>81.79</text:p>
              </table:table-cell>
              <table:table-cell office:value-type="float" office:value="83.19">
                <text:p>83.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2.3099999999999">
                <text:p>82.3099999999999</text:p>
              </table:table-cell>
              <table:table-cell office:value-type="float" office:value="83.31">
                <text:p>83.3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2.8200000000001">
                <text:p>82.8200000000001</text:p>
              </table:table-cell>
              <table:table-cell office:value-type="float" office:value="83.44">
                <text:p>83.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3.34">
                <text:p>83.34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3.86">
                <text:p>83.86</text:p>
              </table:table-cell>
              <table:table-cell office:value-type="float" office:value="83.62">
                <text:p>83.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.38">
                <text:p>84.38</text:p>
              </table:table-cell>
              <table:table-cell office:value-type="float" office:value="83.69">
                <text:p>83.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4.9">
                <text:p>84.9</text:p>
              </table:table-cell>
              <table:table-cell office:value-type="float" office:value="83.75">
                <text:p>83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5.41">
                <text:p>85.41</text:p>
              </table:table-cell>
              <table:table-cell office:value-type="float" office:value="83.87">
                <text:p>83.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5.9299999999999">
                <text:p>85.9299999999999</text:p>
              </table:table-cell>
              <table:table-cell office:value-type="float" office:value="83.94">
                <text:p>83.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6.4500000000001">
                <text:p>86.4500000000001</text:p>
              </table:table-cell>
              <table:table-cell office:value-type="float" office:value="84.06">
                <text:p>84.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6.97">
                <text:p>86.97</text:p>
              </table:table-cell>
              <table:table-cell office:value-type="float" office:value="84.12">
                <text:p>84.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7.48">
                <text:p>87.48</text:p>
              </table:table-cell>
              <table:table-cell office:value-type="float" office:value="84.19">
                <text:p>84.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8">
                <text:p>88</text:p>
              </table:table-cell>
              <table:table-cell office:value-type="float" office:value="84.31">
                <text:p>84.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8.52">
                <text:p>88.52</text:p>
              </table:table-cell>
              <table:table-cell office:value-type="float" office:value="84.37">
                <text:p>84.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9.04">
                <text:p>89.04</text:p>
              </table:table-cell>
              <table:table-cell office:value-type="float" office:value="84.44">
                <text:p>84.4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9.55">
                <text:p>89.55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0.0700000000001">
                <text:p>90.0700000000001</text:p>
              </table:table-cell>
              <table:table-cell office:value-type="float" office:value="84.56">
                <text:p>84.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0.59">
                <text:p>90.59</text:p>
              </table:table-cell>
              <table:table-cell office:value-type="float" office:value="84.62">
                <text:p>84.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1.11">
                <text:p>91.11</text:p>
              </table:table-cell>
              <table:table-cell office:value-type="float" office:value="84.75">
                <text:p>84.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1.62">
                <text:p>91.62</text:p>
              </table:table-cell>
              <table:table-cell office:value-type="float" office:value="84.81">
                <text:p>84.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2.14">
                <text:p>92.14</text:p>
              </table:table-cell>
              <table:table-cell office:value-type="float" office:value="84.87">
                <text:p>84.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2.66">
                <text:p>92.66</text:p>
              </table:table-cell>
              <table:table-cell office:value-type="float" office:value="84.94">
                <text:p>84.9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3.1799999999999">
                <text:p>93.179999999999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3.6900000000001">
                <text:p>93.6900000000001</text:p>
              </table:table-cell>
              <table:table-cell office:value-type="float" office:value="85.06">
                <text:p>85.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.21">
                <text:p>94.21</text:p>
              </table:table-cell>
              <table:table-cell office:value-type="float" office:value="85.12">
                <text:p>85.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.73">
                <text:p>94.73</text:p>
              </table:table-cell>
              <table:table-cell office:value-type="float" office:value="85.19">
                <text:p>85.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5.25">
                <text:p>95.25</text:p>
              </table:table-cell>
              <table:table-cell office:value-type="float" office:value="85.25">
                <text:p>85.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5.76">
                <text:p>95.76</text:p>
              </table:table-cell>
              <table:table-cell office:value-type="float" office:value="85.31">
                <text:p>85.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6.28">
                <text:p>96.28</text:p>
              </table:table-cell>
              <table:table-cell office:value-type="float" office:value="85.37">
                <text:p>85.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6.8">
                <text:p>96.8</text:p>
              </table:table-cell>
              <table:table-cell office:value-type="float" office:value="85.44">
                <text:p>85.4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7.32">
                <text:p>97.32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7.84">
                <text:p>97.84</text:p>
              </table:table-cell>
              <table:table-cell office:value-type="float" office:value="85.56">
                <text:p>85.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8.35">
                <text:p>98.35</text:p>
              </table:table-cell>
              <table:table-cell office:value-type="float" office:value="85.62">
                <text:p>85.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8.87">
                <text:p>98.87</text:p>
              </table:table-cell>
              <table:table-cell office:value-type="float" office:value="85.69">
                <text:p>85.6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9.39">
                <text:p>99.39</text:p>
              </table:table-cell>
              <table:table-cell office:value-type="float" office:value="85.75">
                <text:p>85.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9.91">
                <text:p>99.91</text:p>
              </table:table-cell>
              <table:table-cell office:value-type="float" office:value="85.81">
                <text:p>85.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0.42">
                <text:p>100.42</text:p>
              </table:table-cell>
              <table:table-cell office:value-type="float" office:value="85.87">
                <text:p>85.8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0.94">
                <text:p>100.94</text:p>
              </table:table-cell>
              <table:table-cell office:value-type="float" office:value="85.94">
                <text:p>85.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1.46">
                <text:p>101.4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1.98">
                <text:p>101.98</text:p>
              </table:table-cell>
              <table:table-cell office:value-type="float" office:value="86.06">
                <text:p>86.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2.49">
                <text:p>102.49</text:p>
              </table:table-cell>
              <table:table-cell office:value-type="float" office:value="86.12">
                <text:p>86.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3.01">
                <text:p>103.01</text:p>
              </table:table-cell>
              <table:table-cell office:value-type="float" office:value="86.19">
                <text:p>86.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3.53">
                <text:p>103.53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4.05">
                <text:p>104.05</text:p>
              </table:table-cell>
              <table:table-cell office:value-type="float" office:value="86.31">
                <text:p>86.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4.57">
                <text:p>104.57</text:p>
              </table:table-cell>
              <table:table-cell office:value-type="float" office:value="86.31">
                <text:p>86.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5.08">
                <text:p>105.08</text:p>
              </table:table-cell>
              <table:table-cell office:value-type="float" office:value="86.37">
                <text:p>86.3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5.6">
                <text:p>105.6</text:p>
              </table:table-cell>
              <table:table-cell office:value-type="float" office:value="86.44">
                <text:p>86.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6.12">
                <text:p>106.12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6.64">
                <text:p>106.64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7.15">
                <text:p>107.15</text:p>
              </table:table-cell>
              <table:table-cell office:value-type="float" office:value="86.56">
                <text:p>86.5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7.67">
                <text:p>107.67</text:p>
              </table:table-cell>
              <table:table-cell office:value-type="float" office:value="86.62">
                <text:p>86.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8.19">
                <text:p>108.19</text:p>
              </table:table-cell>
              <table:table-cell office:value-type="float" office:value="86.69">
                <text:p>86.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8.71">
                <text:p>108.71</text:p>
              </table:table-cell>
              <table:table-cell office:value-type="float" office:value="86.75">
                <text:p>86.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9.22">
                <text:p>109.22</text:p>
              </table:table-cell>
              <table:table-cell office:value-type="float" office:value="86.81">
                <text:p>86.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9.74">
                <text:p>109.74</text:p>
              </table:table-cell>
              <table:table-cell office:value-type="float" office:value="86.87">
                <text:p>86.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0.26">
                <text:p>110.26</text:p>
              </table:table-cell>
              <table:table-cell office:value-type="float" office:value="86.87">
                <text:p>86.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0.78">
                <text:p>110.78</text:p>
              </table:table-cell>
              <table:table-cell office:value-type="float" office:value="86.94">
                <text:p>86.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1.29">
                <text:p>111.2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11.81">
                <text:p>111.8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2.33">
                <text:p>112.33</text:p>
              </table:table-cell>
              <table:table-cell office:value-type="float" office:value="87.06">
                <text:p>87.0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2.85">
                <text:p>112.85</text:p>
              </table:table-cell>
              <table:table-cell office:value-type="float" office:value="87.12">
                <text:p>87.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3.36">
                <text:p>113.36</text:p>
              </table:table-cell>
              <table:table-cell office:value-type="float" office:value="87.19">
                <text:p>87.1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3.88">
                <text:p>113.88</text:p>
              </table:table-cell>
              <table:table-cell office:value-type="float" office:value="87.19">
                <text:p>87.1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4.4">
                <text:p>114.4</text:p>
              </table:table-cell>
              <table:table-cell office:value-type="float" office:value="87.31">
                <text:p>87.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4.92">
                <text:p>114.92</text:p>
              </table:table-cell>
              <table:table-cell office:value-type="float" office:value="87.31">
                <text:p>87.3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5.43">
                <text:p>115.43</text:p>
              </table:table-cell>
              <table:table-cell office:value-type="float" office:value="87.37">
                <text:p>87.3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5.95">
                <text:p>115.95</text:p>
              </table:table-cell>
              <table:table-cell office:value-type="float" office:value="87.44">
                <text:p>87.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6.47">
                <text:p>116.47</text:p>
              </table:table-cell>
              <table:table-cell office:value-type="float" office:value="87.44">
                <text:p>87.4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6.99">
                <text:p>116.99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7.51">
                <text:p>117.51</text:p>
              </table:table-cell>
              <table:table-cell office:value-type="float" office:value="87.56">
                <text:p>87.5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8.02">
                <text:p>118.02</text:p>
              </table:table-cell>
              <table:table-cell office:value-type="float" office:value="87.62">
                <text:p>87.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8.54">
                <text:p>118.54</text:p>
              </table:table-cell>
              <table:table-cell office:value-type="float" office:value="87.62">
                <text:p>87.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9.06">
                <text:p>119.06</text:p>
              </table:table-cell>
              <table:table-cell office:value-type="float" office:value="87.69">
                <text:p>87.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9.58">
                <text:p>119.58</text:p>
              </table:table-cell>
              <table:table-cell office:value-type="float" office:value="87.75">
                <text:p>87.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0.09">
                <text:p>120.09</text:p>
              </table:table-cell>
              <table:table-cell office:value-type="float" office:value="87.81">
                <text:p>87.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0.61">
                <text:p>120.61</text:p>
              </table:table-cell>
              <table:table-cell office:value-type="float" office:value="87.81">
                <text:p>87.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1.13">
                <text:p>121.13</text:p>
              </table:table-cell>
              <table:table-cell office:value-type="float" office:value="87.87">
                <text:p>87.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1.65">
                <text:p>121.65</text:p>
              </table:table-cell>
              <table:table-cell office:value-type="float" office:value="87.94">
                <text:p>87.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22.16">
                <text:p>122.1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2.68">
                <text:p>122.6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3.2">
                <text:p>123.2</text:p>
              </table:table-cell>
              <table:table-cell office:value-type="float" office:value="88.06">
                <text:p>88.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3.72">
                <text:p>123.72</text:p>
              </table:table-cell>
              <table:table-cell office:value-type="float" office:value="88.12">
                <text:p>88.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4.23">
                <text:p>124.23</text:p>
              </table:table-cell>
              <table:table-cell office:value-type="float" office:value="88.12">
                <text:p>88.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4.75">
                <text:p>124.75</text:p>
              </table:table-cell>
              <table:table-cell office:value-type="float" office:value="88.19">
                <text:p>88.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5.27">
                <text:p>125.27</text:p>
              </table:table-cell>
              <table:table-cell office:value-type="float" office:value="88.25">
                <text:p>88.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5.79">
                <text:p>125.79</text:p>
              </table:table-cell>
              <table:table-cell office:value-type="float" office:value="88.25">
                <text:p>88.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6.3">
                <text:p>126.3</text:p>
              </table:table-cell>
              <table:table-cell office:value-type="float" office:value="88.31">
                <text:p>88.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6.82">
                <text:p>126.82</text:p>
              </table:table-cell>
              <table:table-cell office:value-type="float" office:value="88.31">
                <text:p>88.3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7.34">
                <text:p>127.34</text:p>
              </table:table-cell>
              <table:table-cell office:value-type="float" office:value="88.37">
                <text:p>88.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7.86">
                <text:p>127.86</text:p>
              </table:table-cell>
              <table:table-cell office:value-type="float" office:value="88.44">
                <text:p>88.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8.38">
                <text:p>128.38</text:p>
              </table:table-cell>
              <table:table-cell office:value-type="float" office:value="88.5">
                <text:p>88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